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2000000900000B87000014B59B8D0859.wmf" manifest:media-type=""/>
  <manifest:file-entry manifest:full-path="Pictures/1000000000000076000000D466DDCEE5.png" manifest:media-type="image/png"/>
  <manifest:file-entry manifest:full-path="Pictures/10000201000001A200000028AA0E7865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Webdings" svg:font-family="Webdings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DejaVuSans" svg:font-family="DejaVuSans, 'Times New Roman'" style:font-pitch="variable"/>
    <style:font-face style:name="NewsGotT" svg:font-family="NewsGotT" style:font-pitch="variable"/>
    <style:font-face style:name="AGaramond" svg:font-family="AGaramond" style:font-family-generic="roman" style:font-pitch="variable"/>
    <style:font-face style:name="AGaramond Bold" svg:font-family="'AGaramond Bold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Eras Bk BT" svg:font-family="'Eras Bk BT'" style:font-family-generic="swiss" style:font-pitch="variable"/>
    <style:font-face style:name="Eras Md BT" svg:font-family="'Eras Md BT'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a4" style:family="table">
      <style:table-properties style:width="16.02cm" fo:margin-left="0.242cm" table:align="left" style:writing-mode="lr-tb"/>
    </style:style>
    <style:style style:name="Tabla4.A" style:family="table-column">
      <style:table-column-properties style:column-width="3.501cm"/>
    </style:style>
    <style:style style:name="Tabla4.B" style:family="table-column">
      <style:table-column-properties style:column-width="5.75cm"/>
    </style:style>
    <style:style style:name="Tabla4.C" style:family="table-column">
      <style:table-column-properties style:column-width="3.5cm"/>
    </style:style>
    <style:style style:name="Tabla4.D" style:family="table-column">
      <style:table-column-properties style:column-width="3.268cm"/>
    </style:style>
    <style:style style:name="Tabla4.1" style:family="table-row">
      <style:table-row-properties fo:keep-together="always"/>
    </style:style>
    <style:style style:name="Tabla4.A1" style:family="table-cell">
      <style:table-cell-properties style:vertical-align="top" fo:background-color="#c0c0c0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a4.A2" style:family="table-cell">
      <style:table-cell-properties style:vertical-align="top" fo:background-color="#c0c0c0" fo:padding-left="0.123cm" fo:padding-right="0.123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4.B2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a4.B3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a4.B4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a4.B5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a4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6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a4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7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a4.B8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a7" style:family="table">
      <style:table-properties style:width="16.02cm" fo:margin-left="0.242cm" table:align="left" style:writing-mode="lr-tb"/>
    </style:style>
    <style:style style:name="Tabla7.A" style:family="table-column">
      <style:table-column-properties style:column-width="1.75cm"/>
    </style:style>
    <style:style style:name="Tabla7.B" style:family="table-column">
      <style:table-column-properties style:column-width="6.752cm"/>
    </style:style>
    <style:style style:name="Tabla7.C" style:family="table-column">
      <style:table-column-properties style:column-width="5.001cm"/>
    </style:style>
    <style:style style:name="Tabla7.D" style:family="table-column">
      <style:table-column-properties style:column-width="2.517cm"/>
    </style:style>
    <style:style style:name="Tabla7.1" style:family="table-row">
      <style:table-row-properties fo:keep-together="always"/>
    </style:style>
    <style:style style:name="Tabla7.A1" style:family="table-cell">
      <style:table-cell-properties style:vertical-align="top" fo:background-color="#c0c0c0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a7.A2" style:family="table-cell">
      <style:table-cell-properties style:vertical-align="top" fo:background-color="#c0c0c0" fo:padding-left="0.123cm" fo:padding-right="0.123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7.A3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7.B3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7.C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7.D3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a7.A4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7.B4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7.C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7.D4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a7.A5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7.B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7.C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7.D5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a7.A6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7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7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7.D6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a7.A7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7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7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7.D7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a7.A8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7.B8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7.C8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7.D8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a7.A9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7.B9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7.C9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7.D9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a7.A10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7.B10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7.C10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7.D10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a8" style:family="table">
      <style:table-properties style:width="16.02cm" fo:margin-left="0.242cm" table:align="left" style:writing-mode="lr-tb"/>
    </style:style>
    <style:style style:name="Tabla8.A" style:family="table-column">
      <style:table-column-properties style:column-width="6.502cm"/>
    </style:style>
    <style:style style:name="Tabla8.B" style:family="table-column">
      <style:table-column-properties style:column-width="9.518cm"/>
    </style:style>
    <style:style style:name="Tabla8.1" style:family="table-row">
      <style:table-row-properties fo:keep-together="always"/>
    </style:style>
    <style:style style:name="Tabla8.A1" style:family="table-cell">
      <style:table-cell-properties style:vertical-align="top" fo:background-color="#c0c0c0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a8.A2" style:family="table-cell">
      <style:table-cell-properties style:vertical-align="top" fo:background-color="#c0c0c0" fo:padding-left="0.123cm" fo:padding-right="0.123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8.A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8.B3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a8.A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8.B4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a8.A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8.B5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a8.A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8.B6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a8.A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8.B7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a8.A8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8.B8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a8.A9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8.B9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a8.A10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8.B10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a11" style:family="table">
      <style:table-properties style:width="15.699cm" fo:margin-left="0.564cm" table:align="left" style:writing-mode="lr-tb"/>
    </style:style>
    <style:style style:name="Tabla11.A" style:family="table-column">
      <style:table-column-properties style:column-width="3.198cm"/>
    </style:style>
    <style:style style:name="Tabla11.B" style:family="table-column">
      <style:table-column-properties style:column-width="2.293cm"/>
    </style:style>
    <style:style style:name="Tabla11.C" style:family="table-column">
      <style:table-column-properties style:column-width="10.208cm"/>
    </style:style>
    <style:style style:name="Tabla11.1" style:family="table-row">
      <style:table-row-properties fo:keep-together="always"/>
    </style:style>
    <style:style style:name="Tabla11.A1" style:family="table-cell">
      <style:table-cell-properties style:vertical-align="top" fo:background-color="#c0c0c0" fo:padding-left="0.123cm" fo:padding-right="0.123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11.C1" style:family="table-cell">
      <style:table-cell-properties style:vertical-align="top" fo:background-color="#c0c0c0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a11.A2" style:family="table-cell">
      <style:table-cell-properties style:vertical-align="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1.B2" style:family="table-cell">
      <style:table-cell-properties style:vertical-align="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1.C2" style:family="table-cell">
      <style:table-cell-properties style:vertical-align="" fo:padding-left="0.123cm" fo:padding-right="0.123cm" fo:padding-top="0cm" fo:padding-bottom="0cm" fo:border="0.5pt solid #000000" style:writing-mode="lr-tb"/>
    </style:style>
    <style:style style:name="Tabla11.A3" style:family="table-cell">
      <style:table-cell-properties style:vertical-align="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1.B3" style:family="table-cell">
      <style:table-cell-properties style:vertical-align="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1.C3" style:family="table-cell">
      <style:table-cell-properties style:vertical-align="" fo:padding-left="0.123cm" fo:padding-right="0.123cm" fo:padding-top="0cm" fo:padding-bottom="0cm" fo:border="0.5pt solid #000000" style:writing-mode="lr-tb"/>
    </style:style>
    <style:style style:name="Tabla11.A4" style:family="table-cell">
      <style:table-cell-properties style:vertical-align="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11.B4" style:family="table-cell">
      <style:table-cell-properties style:vertical-align="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11.C4" style:family="table-cell">
      <style:table-cell-properties style:vertical-align="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Standard">
      <style:paragraph-properties fo:margin-left="-0.279cm" fo:margin-right="0cm" fo:text-indent="0.279cm" style:auto-text-indent="false" style:snap-to-layout-grid="false">
        <style:tab-stops>
          <style:tab-stop style:position="4.972cm" style:type="center"/>
        </style:tab-stops>
      </style:paragraph-properties>
      <style:text-properties fo:color="#008000" fo:language="zxx" fo:country="none" style:language-asian="zxx" style:country-asian="none"/>
    </style:style>
    <style:style style:name="P2" style:family="paragraph" style:parent-style-name="Standard">
      <style:paragraph-properties fo:margin-left="-0.279cm" fo:margin-right="0cm" fo:text-indent="0.279cm" style:auto-text-indent="false" style:snap-to-layout-grid="false">
        <style:tab-stops>
          <style:tab-stop style:position="4.972cm" style:type="center"/>
        </style:tab-stops>
      </style:paragraph-properties>
      <style:text-properties fo:color="#008000" fo:letter-spacing="-0.028cm" fo:language="zxx" fo:country="none" style:letter-kerning="true" style:language-asian="zxx" style:country-asian="none" style:text-scale="80%"/>
    </style:style>
    <style:style style:name="P3" style:family="paragraph" style:parent-style-name="Standard">
      <style:paragraph-properties style:snap-to-layout-grid="false"/>
      <style:text-properties fo:color="#008000"/>
    </style:style>
    <style:style style:name="P4" style:family="paragraph" style:parent-style-name="Standard">
      <style:paragraph-properties style:snap-to-layout-grid="false"/>
      <style:text-properties fo:color="#008000" style:letter-kerning="true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paragraph-properties fo:text-align="end" style:justify-single-word="false"/>
      <style:text-properties fo:language="zxx" fo:country="none" fo:font-style="italic" style:language-asian="zxx" style:country-asian="none" style:font-style-asian="italic"/>
    </style:style>
    <style:style style:name="P7" style:family="paragraph" style:parent-style-name="Standard">
      <style:text-properties fo:font-size="11pt" style:font-size-asian="11pt"/>
    </style:style>
    <style:style style:name="P8" style:family="paragraph" style:parent-style-name="Standard">
      <style:paragraph-properties style:snap-to-layout-grid="false"/>
      <style:text-properties fo:font-size="11pt" style:font-size-asian="11pt"/>
    </style:style>
    <style:style style:name="P9" style:family="paragraph" style:parent-style-name="Standard">
      <style:paragraph-properties fo:text-align="center" style:justify-single-word="false" style:snap-to-layout-grid="false"/>
      <style:text-properties fo:font-size="11pt" style:font-size-asian="11pt"/>
    </style:style>
    <style:style style:name="P10" style:family="paragraph" style:parent-style-name="Standard">
      <style:paragraph-properties fo:text-align="center" style:justify-single-word="false"/>
      <style:text-properties fo:font-size="11pt" officeooo:rsid="001d7bd6" officeooo:paragraph-rsid="001d7bd6" style:font-size-asian="11pt"/>
    </style:style>
    <style:style style:name="P11" style:family="paragraph" style:parent-style-name="Standard">
      <style:text-properties fo:font-size="11pt" officeooo:rsid="001d7bd6" officeooo:paragraph-rsid="001d7bd6" style:font-size-asian="11pt"/>
    </style:style>
    <style:style style:name="P12" style:family="paragraph" style:parent-style-name="Standard">
      <style:paragraph-properties style:snap-to-layout-grid="false"/>
      <style:text-properties fo:font-size="11pt" officeooo:rsid="001d7bd6" officeooo:paragraph-rsid="001d7bd6" style:font-size-asian="11pt"/>
    </style:style>
    <style:style style:name="P13" style:family="paragraph" style:parent-style-name="Standard">
      <style:text-properties fo:font-size="11pt" fo:language="zxx" fo:country="none" style:font-size-asian="11pt" style:language-asian="zxx" style:country-asian="none"/>
    </style:style>
    <style:style style:name="P14" style:family="paragraph" style:parent-style-name="Standard">
      <style:paragraph-properties style:snap-to-layout-grid="false"/>
      <style:text-properties fo:font-size="11pt" fo:language="zxx" fo:country="none" style:font-size-asian="11pt" style:language-asian="zxx" style:country-asian="none"/>
    </style:style>
    <style:style style:name="P15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16" style:family="paragraph" style:parent-style-name="Standard">
      <style:text-properties fo:text-transform="uppercase" fo:language="zxx" fo:country="none" fo:font-weight="bold" style:language-asian="zxx" style:country-asian="none" style:font-weight-asian="bold"/>
    </style:style>
    <style:style style:name="P17" style:family="paragraph" style:parent-style-name="Encabezado-12">
      <style:paragraph-properties fo:margin-left="0cm" fo:margin-right="-0.309cm" fo:text-align="start" style:justify-single-word="false" fo:text-indent="0cm" style:auto-text-indent="false" style:snap-to-layout-grid="false"/>
      <style:text-properties fo:letter-spacing="-0.028cm" style:text-scale="80%"/>
    </style:style>
    <style:style style:name="P18" style:family="paragraph" style:parent-style-name="Encabezado-10">
      <style:paragraph-properties fo:margin-left="0cm" fo:margin-right="-0.044cm" fo:margin-top="0cm" fo:margin-bottom="0cm" style:contextual-spacing="false" fo:text-align="start" style:justify-single-word="false" fo:text-indent="0cm" style:auto-text-indent="false"/>
    </style:style>
    <style:style style:name="P19" style:family="paragraph" style:parent-style-name="Footer">
      <style:paragraph-properties fo:text-align="end" style:justify-single-word="false"/>
    </style:style>
    <style:style style:name="P20" style:family="paragraph" style:parent-style-name="Footer">
      <style:text-properties fo:language="zxx" fo:country="none" style:language-asian="zxx" style:country-asian="none"/>
    </style:style>
    <style:style style:name="P21" style:family="paragraph" style:parent-style-name="Footer">
      <style:text-properties fo:font-size="8pt" fo:language="zxx" fo:country="none" style:font-size-asian="8pt" style:language-asian="zxx" style:country-asian="none"/>
    </style:style>
    <style:style style:name="P22" style:family="paragraph" style:parent-style-name="Tabla_20_Título">
      <style:paragraph-properties fo:text-align="start" style:justify-single-word="false"/>
    </style:style>
    <style:style style:name="P23" style:family="paragraph" style:parent-style-name="Standard">
      <style:paragraph-properties fo:text-align="center" style:justify-single-word="false" fo:break-before="page"/>
    </style:style>
    <style:style style:name="P24" style:family="paragraph" style:parent-style-name="Title">
      <style:text-properties fo:font-size="18pt" style:font-size-asian="18pt" style:font-size-complex="18pt"/>
    </style:style>
    <style:style style:name="P25" style:family="paragraph" style:parent-style-name="Párrafo_20_Nivel_20_1">
      <style:text-properties officeooo:rsid="001d7bd6" officeooo:paragraph-rsid="001d7bd6"/>
    </style:style>
    <style:style style:name="P26" style:family="paragraph" style:parent-style-name="Standard">
      <style:paragraph-properties style:snap-to-layout-grid="false"/>
      <style:text-properties fo:font-size="11pt" officeooo:rsid="001e9b9f" officeooo:paragraph-rsid="001e9b9f" style:font-size-asian="11pt"/>
    </style:style>
    <style:style style:name="P27" style:family="paragraph" style:parent-style-name="Standard">
      <style:paragraph-properties style:snap-to-layout-grid="false"/>
      <style:text-properties fo:font-size="11pt" fo:font-weight="normal" officeooo:rsid="001e9b9f" officeooo:paragraph-rsid="001e9b9f" style:font-size-asian="11pt" style:font-weight-asian="normal" style:font-weight-complex="normal"/>
    </style:style>
    <style:style style:name="P28" style:family="paragraph" style:parent-style-name="Standard" style:master-page-name="Standard">
      <style:paragraph-properties style:page-number="auto"/>
    </style:style>
    <style:style style:name="P29" style:family="paragraph" style:parent-style-name="Párrafo_20_Nivel_20_1">
      <style:text-properties officeooo:rsid="001d7bd6" officeooo:paragraph-rsid="001d7bd6"/>
    </style:style>
    <style:style style:name="P30" style:family="paragraph" style:parent-style-name="Párrafo_20_Nivel_20_1" style:list-style-name="L12">
      <style:text-properties officeooo:rsid="001d7bd6" officeooo:paragraph-rsid="001d7bd6"/>
    </style:style>
    <style:style style:name="P31" style:family="paragraph" style:parent-style-name="Párrafo_20_Nivel_20_1" style:list-style-name="L13">
      <style:text-properties officeooo:rsid="001d7bd6" officeooo:paragraph-rsid="001d7bd6"/>
    </style:style>
    <style:style style:name="P32" style:family="paragraph" style:parent-style-name="Párrafo_20_Nivel_20_1" style:list-style-name="L14">
      <style:text-properties officeooo:rsid="001d7bd6" officeooo:paragraph-rsid="001d7bd6"/>
    </style:style>
    <style:style style:name="P33" style:family="paragraph" style:parent-style-name="Párrafo_20_Nivel_20_1" style:list-style-name="L15">
      <style:text-properties officeooo:rsid="001d7bd6" officeooo:paragraph-rsid="001d7bd6"/>
    </style:style>
    <style:style style:name="P34" style:family="paragraph" style:parent-style-name="Párrafo_20_Nivel_20_1">
      <style:text-properties fo:font-weight="bold" officeooo:rsid="001d7bd6" officeooo:paragraph-rsid="001d7bd6" style:font-weight-asian="bold" style:font-weight-complex="bold"/>
    </style:style>
    <style:style style:name="P35" style:family="paragraph" style:parent-style-name="Párrafo_20_Nivel_20_1" style:list-style-name="L15">
      <style:text-properties officeooo:paragraph-rsid="001d7bd6"/>
    </style:style>
    <style:style style:name="P36" style:family="paragraph" style:parent-style-name="Heading_20_1">
      <style:text-properties officeooo:rsid="001d7bd6" officeooo:paragraph-rsid="001d7bd6"/>
    </style:style>
    <style:style style:name="P37" style:family="paragraph" style:parent-style-name="Heading_20_1">
      <style:text-properties officeooo:rsid="001e9b9f" officeooo:paragraph-rsid="001e9b9f"/>
    </style:style>
    <style:style style:name="P38" style:family="paragraph" style:parent-style-name="Heading_20_1">
      <style:text-properties officeooo:paragraph-rsid="002058c8"/>
    </style:style>
    <style:style style:name="P39" style:family="paragraph" style:parent-style-name="Heading_20_1">
      <style:text-properties officeooo:rsid="002058c8" officeooo:paragraph-rsid="002058c8"/>
    </style:style>
    <style:style style:name="P40" style:family="paragraph" style:parent-style-name="Heading_20_2">
      <style:text-properties officeooo:rsid="001d7bd6" officeooo:paragraph-rsid="001d7bd6"/>
    </style:style>
    <style:style style:name="P41" style:family="paragraph" style:parent-style-name="Heading_20_2">
      <style:text-properties officeooo:paragraph-rsid="001e9b9f"/>
    </style:style>
    <style:style style:name="P42" style:family="paragraph" style:parent-style-name="Heading_20_2">
      <style:text-properties officeooo:paragraph-rsid="002058c8"/>
    </style:style>
    <style:style style:name="P43" style:family="paragraph" style:parent-style-name="Párrafo_20_Nivel_20_2">
      <style:text-properties officeooo:paragraph-rsid="001e9b9f"/>
    </style:style>
    <style:style style:name="P44" style:family="paragraph" style:parent-style-name="Párrafo_20_Nivel_20_2">
      <style:text-properties fo:font-weight="bold" style:font-weight-asian="bold" style:font-weight-complex="bold"/>
    </style:style>
    <style:style style:name="P45" style:family="paragraph" style:parent-style-name="Párrafo_20_Nivel_20_2" style:list-style-name="L1"/>
    <style:style style:name="P46" style:family="paragraph" style:parent-style-name="Párrafo_20_Nivel_20_2" style:list-style-name="L2"/>
    <style:style style:name="P47" style:family="paragraph" style:parent-style-name="Párrafo_20_Nivel_20_2" style:list-style-name="L3"/>
    <style:style style:name="P48" style:family="paragraph" style:parent-style-name="Párrafo_20_Nivel_20_2" style:list-style-name="L4"/>
    <style:style style:name="P49" style:family="paragraph" style:parent-style-name="Párrafo_20_Nivel_20_2" style:list-style-name="L5"/>
    <style:style style:name="P50" style:family="paragraph" style:parent-style-name="Párrafo_20_Nivel_20_2" style:list-style-name="L6"/>
    <style:style style:name="P51" style:family="paragraph" style:parent-style-name="Párrafo_20_Nivel_20_2" style:list-style-name="L7"/>
    <style:style style:name="P52" style:family="paragraph" style:parent-style-name="Párrafo_20_Nivel_20_2" style:list-style-name="L8"/>
    <style:style style:name="P53" style:family="paragraph" style:parent-style-name="Párrafo_20_Nivel_20_2" style:list-style-name="L9"/>
    <style:style style:name="P54" style:family="paragraph" style:parent-style-name="Párrafo_20_Nivel_20_2" style:list-style-name="L10"/>
    <style:style style:name="P55" style:family="paragraph" style:parent-style-name="Párrafo_20_Nivel_20_2" style:list-style-name="L11"/>
    <style:style style:name="P56" style:family="paragraph" style:parent-style-name="Contents_20_1">
      <style:paragraph-properties>
        <style:tab-stops>
          <style:tab-stop style:position="-0.062cm"/>
          <style:tab-stop style:position="15.136cm" style:leader-style="dotted" style:leader-text="."/>
          <style:tab-stop style:position="16.249cm" style:type="right" style:leader-style="dotted" style:leader-text="."/>
        </style:tab-stops>
      </style:paragraph-properties>
    </style:style>
    <style:style style:name="P57" style:family="paragraph" style:parent-style-name="Footer" style:list-style-name="WW8Num21">
      <style:paragraph-properties fo:text-align="end" style:justify-single-word="false"/>
    </style:style>
    <style:style style:name="P58" style:family="paragraph" style:parent-style-name="Footer" style:list-style-name="WW8Num21">
      <style:paragraph-properties fo:text-align="end" style:justify-single-word="false" style:snap-to-layout-grid="false"/>
    </style:style>
    <style:style style:name="P59" style:family="paragraph" style:parent-style-name="Footer" style:list-style-name="WW8Num21">
      <style:paragraph-properties fo:margin-left="0.379cm" fo:margin-right="0.009cm" fo:text-indent="-0.741cm" style:auto-text-indent="false" style:snap-to-layout-grid="false">
        <style:tab-stops>
          <style:tab-stop style:position="7.5cm" style:type="center"/>
          <style:tab-stop style:position="15cm" style:type="right"/>
        </style:tab-stops>
      </style:paragraph-properties>
      <style:text-properties fo:font-size="8pt" fo:language="zxx" fo:country="none" style:font-size-asian="8pt" style:language-asian="zxx" style:country-asian="none"/>
    </style:style>
    <style:style style:name="P60" style:family="paragraph" style:parent-style-name="Footer" style:list-style-name="WW8Num21">
      <style:paragraph-properties fo:margin-left="0.379cm" fo:margin-right="0.009cm" fo:text-indent="-0.741cm" style:auto-text-indent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61" style:family="paragraph" style:parent-style-name="Footer" style:list-style-name="WW8Num21">
      <style:paragraph-properties fo:margin-left="0.353cm" fo:margin-right="0.009cm" fo:text-indent="-0.741cm" style:auto-text-indent="false">
        <style:tab-stops>
          <style:tab-stop style:position="7.5cm" style:type="center"/>
          <style:tab-stop style:position="15cm" style:type="right"/>
        </style:tab-stops>
      </style:paragraph-properties>
      <style:text-properties fo:font-size="8pt" fo:language="zxx" fo:country="none" style:font-size-asian="8pt" style:language-asian="zxx" style:country-asian="none"/>
    </style:style>
    <style:style style:name="P62" style:family="paragraph" style:parent-style-name="Contents_20_2">
      <style:paragraph-properties>
        <style:tab-stops>
          <style:tab-stop style:position="-0.014cm"/>
          <style:tab-stop style:position="14.924cm" style:leader-style="dotted" style:leader-text="."/>
          <style:tab-stop style:position="16.249cm" style:type="right" style:leader-style="dotted" style:leader-text="."/>
        </style:tab-stops>
      </style:paragraph-properties>
    </style:style>
    <style:style style:name="P63" style:family="paragraph" style:parent-style-name="Title" style:master-page-name="Convertir_20_1">
      <style:paragraph-properties style:page-number="auto"/>
    </style:style>
    <style:style style:name="P64" style:family="paragraph" style:parent-style-name="Tabla_20_Pie">
      <style:text-properties officeooo:rsid="001d7bd6" officeooo:paragraph-rsid="001e9b9f"/>
    </style:style>
    <style:style style:name="P65" style:family="paragraph" style:parent-style-name="Tabla_20_Título">
      <style:text-properties officeooo:rsid="001e9b9f" officeooo:paragraph-rsid="001e9b9f"/>
    </style:style>
    <style:style style:name="T1" style:family="text">
      <style:text-properties style:letter-kerning="true" style:text-scale="80%"/>
    </style:style>
    <style:style style:name="T2" style:family="text">
      <style:text-properties fo:font-size="8pt" fo:language="zxx" fo:country="none" style:font-size-asian="8pt" style:language-asian="zxx" style:country-asian="none"/>
    </style:style>
    <style:style style:name="T3" style:family="text">
      <style:text-properties officeooo:rsid="001d7bd6"/>
    </style:style>
    <style:style style:name="T4" style:family="text">
      <style:text-properties officeooo:rsid="001e9b9f"/>
    </style:style>
    <style:style style:name="T5" style:family="text">
      <style:text-properties officeooo:rsid="002058c8"/>
    </style:style>
    <style:style style:name="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771cm" fo:text-indent="-0.635cm" fo:margin-left="1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406cm" fo:text-indent="-0.635cm" fo:margin-left="2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041cm" fo:text-indent="-0.635cm" fo:margin-left="3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676cm" fo:text-indent="-0.635cm" fo:margin-left="3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311cm" fo:text-indent="-0.635cm" fo:margin-left="4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946cm" fo:text-indent="-0.635cm" fo:margin-left="4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581cm" fo:text-indent="-0.635cm" fo:margin-left="5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216cm" fo:text-indent="-0.635cm" fo:margin-left="6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851cm" fo:text-indent="-0.635cm" fo:margin-left="6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486cm" fo:text-indent="-0.635cm" fo:margin-left="7.48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771cm" fo:text-indent="-0.635cm" fo:margin-left="1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406cm" fo:text-indent="-0.635cm" fo:margin-left="2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041cm" fo:text-indent="-0.635cm" fo:margin-left="3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676cm" fo:text-indent="-0.635cm" fo:margin-left="3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311cm" fo:text-indent="-0.635cm" fo:margin-left="4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946cm" fo:text-indent="-0.635cm" fo:margin-left="4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581cm" fo:text-indent="-0.635cm" fo:margin-left="5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216cm" fo:text-indent="-0.635cm" fo:margin-left="6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851cm" fo:text-indent="-0.635cm" fo:margin-left="6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486cm" fo:text-indent="-0.635cm" fo:margin-left="7.486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771cm" fo:text-indent="-0.635cm" fo:margin-left="1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406cm" fo:text-indent="-0.635cm" fo:margin-left="2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041cm" fo:text-indent="-0.635cm" fo:margin-left="3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676cm" fo:text-indent="-0.635cm" fo:margin-left="3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311cm" fo:text-indent="-0.635cm" fo:margin-left="4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946cm" fo:text-indent="-0.635cm" fo:margin-left="4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581cm" fo:text-indent="-0.635cm" fo:margin-left="5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216cm" fo:text-indent="-0.635cm" fo:margin-left="6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851cm" fo:text-indent="-0.635cm" fo:margin-left="6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486cm" fo:text-indent="-0.635cm" fo:margin-left="7.486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771cm" fo:text-indent="-0.635cm" fo:margin-left="1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406cm" fo:text-indent="-0.635cm" fo:margin-left="2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041cm" fo:text-indent="-0.635cm" fo:margin-left="3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676cm" fo:text-indent="-0.635cm" fo:margin-left="3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311cm" fo:text-indent="-0.635cm" fo:margin-left="4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946cm" fo:text-indent="-0.635cm" fo:margin-left="4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581cm" fo:text-indent="-0.635cm" fo:margin-left="5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216cm" fo:text-indent="-0.635cm" fo:margin-left="6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851cm" fo:text-indent="-0.635cm" fo:margin-left="6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486cm" fo:text-indent="-0.635cm" fo:margin-left="7.486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771cm" fo:text-indent="-0.635cm" fo:margin-left="1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406cm" fo:text-indent="-0.635cm" fo:margin-left="2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041cm" fo:text-indent="-0.635cm" fo:margin-left="3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676cm" fo:text-indent="-0.635cm" fo:margin-left="3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311cm" fo:text-indent="-0.635cm" fo:margin-left="4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946cm" fo:text-indent="-0.635cm" fo:margin-left="4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581cm" fo:text-indent="-0.635cm" fo:margin-left="5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216cm" fo:text-indent="-0.635cm" fo:margin-left="6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851cm" fo:text-indent="-0.635cm" fo:margin-left="6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486cm" fo:text-indent="-0.635cm" fo:margin-left="7.486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771cm" fo:text-indent="-0.635cm" fo:margin-left="1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406cm" fo:text-indent="-0.635cm" fo:margin-left="2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041cm" fo:text-indent="-0.635cm" fo:margin-left="3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676cm" fo:text-indent="-0.635cm" fo:margin-left="3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311cm" fo:text-indent="-0.635cm" fo:margin-left="4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946cm" fo:text-indent="-0.635cm" fo:margin-left="4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581cm" fo:text-indent="-0.635cm" fo:margin-left="5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216cm" fo:text-indent="-0.635cm" fo:margin-left="6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851cm" fo:text-indent="-0.635cm" fo:margin-left="6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486cm" fo:text-indent="-0.635cm" fo:margin-left="7.486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27cm" fo:text-indent="-0.635cm" fo:margin-left="2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54cm" fo:text-indent="-0.635cm" fo:margin-left="3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175cm" fo:text-indent="-0.635cm" fo:margin-left="4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985cm" fo:text-indent="-0.635cm" fo:margin-left="7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27cm" fo:text-indent="-0.635cm" fo:margin-left="2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54cm" fo:text-indent="-0.635cm" fo:margin-left="3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175cm" fo:text-indent="-0.635cm" fo:margin-left="4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985cm" fo:text-indent="-0.635cm" fo:margin-left="7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27cm" fo:text-indent="-0.635cm" fo:margin-left="2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54cm" fo:text-indent="-0.635cm" fo:margin-left="3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175cm" fo:text-indent="-0.635cm" fo:margin-left="4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985cm" fo:text-indent="-0.635cm" fo:margin-left="7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27cm" fo:text-indent="-0.635cm" fo:margin-left="2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54cm" fo:text-indent="-0.635cm" fo:margin-left="3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175cm" fo:text-indent="-0.635cm" fo:margin-left="4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985cm" fo:text-indent="-0.635cm" fo:margin-left="7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27cm" fo:text-indent="-0.635cm" fo:margin-left="2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54cm" fo:text-indent="-0.635cm" fo:margin-left="3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175cm" fo:text-indent="-0.635cm" fo:margin-left="4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985cm" fo:text-indent="-0.635cm" fo:margin-left="7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date-style style:name="N76" number:automatic-order="true">
      <number:day/>
      <number:text> de </number:text>
      <number:month number:style="long" number:textual="true"/>
      <number:text> de 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Tabela"/>
        <text:sequence-decl text:display-outline-level="0" text:name="Fig"/>
      </text:sequence-decls>
      <text:p text:style-name="P28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5"/>
      <text:p text:style-name="P24"><text:title>Plan de Backup y Restauración</text:title></text:p>
      <text:p text:style-name="Title"/>
      <text:p text:style-name="Title"><text:subject>TEO - Gestor Integral de Proyectos</text:subject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tab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6"><text:user-defined style:data-style-name="N76" text:name="Fecha Versión Documento">29 de abril de 2014</text:user-defined></text:p>
      <text:p text:style-name="Standard"/>
      <text:p text:style-name="P63">Hoja de Control del Documento</text:p>
      <text:p text:style-name="Standard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row table:style-name="Tabla4.1">
          <table:table-cell table:style-name="Tabla4.A1" table:number-columns-spanned="4" office:value-type="string">
            <text:p text:style-name="Tabla_20_Título">Información del Documento</text:p>
          </table:table-cell>
          <table:covered-table-cell/>
          <table:covered-table-cell/>
          <table:covered-table-cell/>
        </table:table-row>
        <table:table-row table:style-name="Tabla4.1">
          <table:table-cell table:style-name="Tabla4.A2" office:value-type="string">
            <text:p text:style-name="P22">Título</text:p>
          </table:table-cell>
          <table:table-cell table:style-name="Tabla4.B2" table:number-columns-spanned="3" office:value-type="string">
            <text:p text:style-name="P13"><text:title>Plan de Backup y Restauración</text:title></text:p>
          </table:table-cell>
          <table:covered-table-cell/>
          <table:covered-table-cell/>
        </table:table-row>
        <table:table-row table:style-name="Tabla4.1">
          <table:table-cell table:style-name="Tabla4.A2" office:value-type="string">
            <text:p text:style-name="P22">Asunto</text:p>
          </table:table-cell>
          <table:table-cell table:style-name="Tabla4.B8" table:number-columns-spanned="3" office:value-type="string">
            <text:p text:style-name="P13"><text:subject>TEO - Gestor Integral de Proyectos</text:subject></text:p>
          </table:table-cell>
          <table:covered-table-cell/>
          <table:covered-table-cell/>
        </table:table-row>
        <table:table-row table:style-name="Tabla4.1">
          <table:table-cell table:style-name="Tabla4.A2" office:value-type="string">
            <text:p text:style-name="P22">Nombre del fichero</text:p>
          </table:table-cell>
          <table:table-cell table:style-name="Tabla4.B8" table:number-columns-spanned="3" office:value-type="string">
            <text:p text:style-name="P7"><text:file-name text:display="name-and-extension">TEO_Plan de Backup y Restauración_v0.1.odt</text:file-name></text:p>
          </table:table-cell>
          <table:covered-table-cell/>
          <table:covered-table-cell/>
        </table:table-row>
        <table:table-row table:style-name="Tabla4.1">
          <table:table-cell table:style-name="Tabla4.A2" office:value-type="string">
            <text:p text:style-name="P22">Versión</text:p>
          </table:table-cell>
          <table:table-cell table:style-name="Tabla4.B8" table:number-columns-spanned="3" office:value-type="string">
            <text:p text:style-name="P13"><text:user-defined style:data-style-name="N0" text:name="Versión Documento">1.0</text:user-defined></text:p>
          </table:table-cell>
          <table:covered-table-cell/>
          <table:covered-table-cell/>
        </table:table-row>
        <table:table-row table:style-name="Tabla4.1">
          <table:table-cell table:style-name="Tabla4.A2" office:value-type="string">
            <text:p text:style-name="P22">Elaborado por</text:p>
          </table:table-cell>
          <table:table-cell table:style-name="Tabla4.B7" office:value-type="string">
            <text:p text:style-name="P13"><text:user-defined style:data-style-name="N0" text:name="Autor">José Antonio Alonso Romero (SANDETEL)</text:user-defined></text:p>
          </table:table-cell>
          <table:table-cell table:style-name="Tabla4.A2" office:value-type="string">
            <text:p text:style-name="P22">Fecha Elaboración</text:p>
          </table:table-cell>
          <table:table-cell table:style-name="Tabla4.D7" office:value-type="string">
            <text:p text:style-name="P7"><text:user-defined style:data-style-name="N36" text:name="Fecha Versión Documento">29/04/2014</text:user-defined></text:p>
          </table:table-cell>
        </table:table-row>
        <table:table-row table:style-name="Tabla4.1">
          <table:table-cell table:style-name="Tabla4.A2" office:value-type="string">
            <text:p text:style-name="P22">Aprobado por</text:p>
          </table:table-cell>
          <table:table-cell table:style-name="Tabla4.B7" office:value-type="string">
            <text:p text:style-name="P8"/>
          </table:table-cell>
          <table:table-cell table:style-name="Tabla4.A2" office:value-type="string">
            <text:p text:style-name="P22">Fecha Aprobación</text:p>
          </table:table-cell>
          <table:table-cell table:style-name="Tabla4.D7" office:value-type="string">
            <text:p text:style-name="P8"/>
          </table:table-cell>
        </table:table-row>
        <table:table-row table:style-name="Tabla4.1">
          <table:table-cell table:style-name="Tabla4.A2" office:value-type="string">
            <text:p text:style-name="P22">Confidencialidad</text:p>
          </table:table-cell>
          <table:table-cell table:style-name="Tabla4.B8" table:number-columns-spanned="3" office:value-type="string">
            <text:p text:style-name="P8"/>
          </table:table-cell>
          <table:covered-table-cell/>
          <table:covered-table-cell/>
        </table:table-row>
      </table:table>
      <text:p text:style-name="Standard"/>
      <table:table table:name="Tabla7" table:style-name="Tabla7">
        <table:table-column table:style-name="Tabla7.A"/>
        <table:table-column table:style-name="Tabla7.B"/>
        <table:table-column table:style-name="Tabla7.C"/>
        <table:table-column table:style-name="Tabla7.D"/>
        <table:table-row table:style-name="Tabla7.1">
          <table:table-cell table:style-name="Tabla7.A1" table:number-columns-spanned="4" office:value-type="string">
            <text:p text:style-name="Tabla_20_Título">Control de Versiones</text:p>
          </table:table-cell>
          <table:covered-table-cell/>
          <table:covered-table-cell/>
          <table:covered-table-cell/>
        </table:table-row>
        <table:table-row table:style-name="Tabla7.1">
          <table:table-cell table:style-name="Tabla7.A2" office:value-type="string">
            <text:p text:style-name="Tabla_20_Título">Versión</text:p>
          </table:table-cell>
          <table:table-cell table:style-name="Tabla7.A2" office:value-type="string">
            <text:p text:style-name="Tabla_20_Título">Descripción de los cambios</text:p>
          </table:table-cell>
          <table:table-cell table:style-name="Tabla7.A2" office:value-type="string">
            <text:p text:style-name="Tabla_20_Título">Elaborado por</text:p>
          </table:table-cell>
          <table:table-cell table:style-name="Tabla7.A1" office:value-type="string">
            <text:p text:style-name="Tabla_20_Título">Fecha Elaboración</text:p>
          </table:table-cell>
        </table:table-row>
        <table:table-row table:style-name="Tabla7.1">
          <table:table-cell table:style-name="Tabla7.A10" office:value-type="string">
            <text:p text:style-name="P10">1.0</text:p>
          </table:table-cell>
          <table:table-cell table:style-name="Tabla7.B4" office:value-type="string">
            <text:p text:style-name="P7">Elaboración inicial del documento</text:p>
          </table:table-cell>
          <table:table-cell table:style-name="Tabla7.C10" office:value-type="string">
            <text:p text:style-name="P11">José Antonio Alonso Romero (SANDETEL)</text:p>
          </table:table-cell>
          <table:table-cell table:style-name="Tabla7.D4" office:value-type="string">
            <text:p text:style-name="P10">29/04/2014</text:p>
          </table:table-cell>
        </table:table-row>
        <table:table-row table:style-name="Tabla7.1">
          <table:table-cell table:style-name="Tabla7.A10" office:value-type="string">
            <text:p text:style-name="P9"/>
          </table:table-cell>
          <table:table-cell table:style-name="Tabla7.B4" office:value-type="string">
            <text:p text:style-name="P8"/>
          </table:table-cell>
          <table:table-cell table:style-name="Tabla7.C10" office:value-type="string">
            <text:p text:style-name="P14"/>
          </table:table-cell>
          <table:table-cell table:style-name="Tabla7.D4" office:value-type="string">
            <text:p text:style-name="P9"/>
          </table:table-cell>
        </table:table-row>
        <table:table-row table:style-name="Tabla7.1">
          <table:table-cell table:style-name="Tabla7.A10" office:value-type="string">
            <text:p text:style-name="P9"/>
          </table:table-cell>
          <table:table-cell table:style-name="Tabla7.B10" office:value-type="string">
            <text:p text:style-name="P8"/>
          </table:table-cell>
          <table:table-cell table:style-name="Tabla7.C10" office:value-type="string">
            <text:p text:style-name="P8"/>
          </table:table-cell>
          <table:table-cell table:style-name="Tabla7.D10" office:value-type="string">
            <text:p text:style-name="P9"/>
          </table:table-cell>
        </table:table-row>
        <table:table-row table:style-name="Tabla7.1">
          <table:table-cell table:style-name="Tabla7.A10" office:value-type="string">
            <text:p text:style-name="P9"/>
          </table:table-cell>
          <table:table-cell table:style-name="Tabla7.B10" office:value-type="string">
            <text:p text:style-name="P8"/>
          </table:table-cell>
          <table:table-cell table:style-name="Tabla7.C10" office:value-type="string">
            <text:p text:style-name="P8"/>
          </table:table-cell>
          <table:table-cell table:style-name="Tabla7.D10" office:value-type="string">
            <text:p text:style-name="P9"/>
          </table:table-cell>
        </table:table-row>
        <table:table-row table:style-name="Tabla7.1">
          <table:table-cell table:style-name="Tabla7.A10" office:value-type="string">
            <text:p text:style-name="P9"/>
          </table:table-cell>
          <table:table-cell table:style-name="Tabla7.B10" office:value-type="string">
            <text:p text:style-name="P8"/>
          </table:table-cell>
          <table:table-cell table:style-name="Tabla7.C10" office:value-type="string">
            <text:p text:style-name="P8"/>
          </table:table-cell>
          <table:table-cell table:style-name="Tabla7.D10" office:value-type="string">
            <text:p text:style-name="P9"/>
          </table:table-cell>
        </table:table-row>
        <table:table-row table:style-name="Tabla7.1">
          <table:table-cell table:style-name="Tabla7.A10" office:value-type="string">
            <text:p text:style-name="P9"/>
          </table:table-cell>
          <table:table-cell table:style-name="Tabla7.B10" office:value-type="string">
            <text:p text:style-name="P8"/>
          </table:table-cell>
          <table:table-cell table:style-name="Tabla7.C10" office:value-type="string">
            <text:p text:style-name="P8"/>
          </table:table-cell>
          <table:table-cell table:style-name="Tabla7.D10" office:value-type="string">
            <text:p text:style-name="P9"/>
          </table:table-cell>
        </table:table-row>
        <table:table-row table:style-name="Tabla7.1">
          <table:table-cell table:style-name="Tabla7.A10" office:value-type="string">
            <text:p text:style-name="P9"/>
          </table:table-cell>
          <table:table-cell table:style-name="Tabla7.B10" office:value-type="string">
            <text:p text:style-name="P8"/>
          </table:table-cell>
          <table:table-cell table:style-name="Tabla7.C10" office:value-type="string">
            <text:p text:style-name="P8"/>
          </table:table-cell>
          <table:table-cell table:style-name="Tabla7.D10" office:value-type="string">
            <text:p text:style-name="P9"/>
          </table:table-cell>
        </table:table-row>
        <table:table-row table:style-name="Tabla7.1">
          <table:table-cell table:style-name="Tabla7.A10" office:value-type="string">
            <text:p text:style-name="P9"/>
          </table:table-cell>
          <table:table-cell table:style-name="Tabla7.B10" office:value-type="string">
            <text:p text:style-name="P8"/>
          </table:table-cell>
          <table:table-cell table:style-name="Tabla7.C10" office:value-type="string">
            <text:p text:style-name="P8"/>
          </table:table-cell>
          <table:table-cell table:style-name="Tabla7.D10" office:value-type="string">
            <text:p text:style-name="P9"/>
          </table:table-cell>
        </table:table-row>
      </table:table>
      <text:p text:style-name="Standard"/>
      <table:table table:name="Tabla8" table:style-name="Tabla8">
        <table:table-column table:style-name="Tabla8.A"/>
        <table:table-column table:style-name="Tabla8.B"/>
        <table:table-row table:style-name="Tabla8.1">
          <table:table-cell table:style-name="Tabla8.A1" table:number-columns-spanned="2" office:value-type="string">
            <text:p text:style-name="Tabla_20_Título">Lista de Distribución</text:p>
          </table:table-cell>
          <table:covered-table-cell/>
        </table:table-row>
        <table:table-row table:style-name="Tabla8.1">
          <table:table-cell table:style-name="Tabla8.A2" office:value-type="string">
            <text:p text:style-name="Tabla_20_Título">Apellidos, Nombre</text:p>
          </table:table-cell>
          <table:table-cell table:style-name="Tabla8.A1" office:value-type="string">
            <text:p text:style-name="Tabla_20_Título">Cargo / Función </text:p>
          </table:table-cell>
        </table:table-row>
        <table:table-row table:style-name="Tabla8.1">
          <table:table-cell table:style-name="Tabla8.A10" office:value-type="string">
            <text:p text:style-name="P12">Rodríguez Saez, Manuel</text:p>
          </table:table-cell>
          <table:table-cell table:style-name="Tabla8.B10" office:value-type="string">
            <text:p text:style-name="P12">Director de Proyecto, Servicio de Innovación y Prospectiva</text:p>
          </table:table-cell>
        </table:table-row>
        <table:table-row table:style-name="Tabla8.1">
          <table:table-cell table:style-name="Tabla8.A10" office:value-type="string">
            <text:p text:style-name="P12">Sánchez, Jorge</text:p>
          </table:table-cell>
          <table:table-cell table:style-name="Tabla8.B10" office:value-type="string">
            <text:p text:style-name="P12">Director de Proyecto, Servicio de Coordinación de Desarrollo de Sistemas Horizontales</text:p>
          </table:table-cell>
        </table:table-row>
        <table:table-row table:style-name="Tabla8.1">
          <table:table-cell table:style-name="Tabla8.A10" office:value-type="string">
            <text:p text:style-name="P8"/>
          </table:table-cell>
          <table:table-cell table:style-name="Tabla8.B10" office:value-type="string">
            <text:p text:style-name="P8"/>
          </table:table-cell>
        </table:table-row>
        <table:table-row table:style-name="Tabla8.1">
          <table:table-cell table:style-name="Tabla8.A10" office:value-type="string">
            <text:p text:style-name="P8"/>
          </table:table-cell>
          <table:table-cell table:style-name="Tabla8.B10" office:value-type="string">
            <text:p text:style-name="P8"/>
          </table:table-cell>
        </table:table-row>
        <table:table-row table:style-name="Tabla8.1">
          <table:table-cell table:style-name="Tabla8.A10" office:value-type="string">
            <text:p text:style-name="P8"/>
          </table:table-cell>
          <table:table-cell table:style-name="Tabla8.B10" office:value-type="string">
            <text:p text:style-name="P8"/>
          </table:table-cell>
        </table:table-row>
        <table:table-row table:style-name="Tabla8.1">
          <table:table-cell table:style-name="Tabla8.A10" office:value-type="string">
            <text:p text:style-name="P8"/>
          </table:table-cell>
          <table:table-cell table:style-name="Tabla8.B10" office:value-type="string">
            <text:p text:style-name="P8"/>
          </table:table-cell>
        </table:table-row>
        <table:table-row table:style-name="Tabla8.1">
          <table:table-cell table:style-name="Tabla8.A10" office:value-type="string">
            <text:p text:style-name="P8"/>
          </table:table-cell>
          <table:table-cell table:style-name="Tabla8.B10" office:value-type="string">
            <text:p text:style-name="P8"/>
          </table:table-cell>
        </table:table-row>
        <table:table-row table:style-name="Tabla8.1">
          <table:table-cell table:style-name="Tabla8.A10" office:value-type="string">
            <text:p text:style-name="P8"/>
          </table:table-cell>
          <table:table-cell table:style-name="Tabla8.B10" office:value-type="string">
            <text:p text:style-name="P8"/>
          </table:table-cell>
        </table:table-row>
      </table:table>
      <text:p text:style-name="Standard"/>
      <text:p text:style-name="P23"/>
      <text:p text:style-name="P15">ÍNDICE</text:p>
      <text:p text:style-name="P15"/>
      <text:table-of-content text:style-name="Sect1" text:name="Índice de contenido1">
        <text:table-of-content-source text:outline-level="9" text:relative-tab-stop-position="false">
          <text:index-title-template text:style-name="Contents_20_Heading"/>
          <text:table-of-content-entry-template text:outline-level="1" text:style-name="Contents_20_1"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tab-stop style:type="left" style:position="0.785cm" style:leader-char=" " style:with-tab="false"/>
            <text:index-entry-tab-stop style:type="left" style:position="15.983cm" style:leader-char="." style:with-tab="false"/>
          </text:table-of-content-entry-template>
          <text:table-of-content-entry-template text:outline-level="2" text:style-name="Contents_20_2"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tab-stop style:type="left" style:position="1.044cm" style:leader-char=" " style:with-tab="false"/>
            <text:index-entry-tab-stop style:type="left" style:position="15.983cm" style:leader-char="." style:with-tab="false"/>
          </text:table-of-content-entry-template>
          <text:table-of-content-entry-template text:outline-level="3" text:style-name="Contents_20_3"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tab-stop style:type="left" style:position="2.117cm" style:leader-char=" " style:with-tab="false"/>
            <text:index-entry-tab-stop style:type="left" style:position="15.983cm" style:leader-char="." style:with-tab="false"/>
          </text:table-of-content-entry-template>
          <text:table-of-content-entry-template text:outline-level="4" text:style-name="Contents_20_4"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tab-stop style:type="left" style:position="2.117cm" style:leader-char=" " style:with-tab="false"/>
            <text:index-entry-tab-stop style:type="left" style:position="2.54cm" style:leader-char=" " style:with-tab="false"/>
            <text:index-entry-tab-stop style:type="left" style:position="15.983cm" style:leader-char="." style:with-tab="false"/>
          </text:table-of-content-entry-template>
          <text:table-of-content-entry-template text:outline-level="5" text:style-name="Contents_20_5"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tab-stop style:type="left" style:position="3.387cm" style:leader-char=" " style:with-tab="false"/>
            <text:index-entry-tab-stop style:type="left" style:position="15.983cm" style:leader-char="." style:with-tab="false"/>
          </text:table-of-content-entry-template>
          <text:table-of-content-entry-template text:outline-level="6" text:style-name="Contents_20_6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  <text:index-entry-tab-stop style:type="left" style:position="12.508cm" style:leader-char="." style:with-tab="false"/>
          </text:table-of-content-entry-template>
        </text:table-of-content-source>
        <text:index-body>
          <text:p text:style-name="P56">1. Introducción y Objetivos<text:tab/>4</text:p>
          <text:p text:style-name="P62">1.1. Objeto y Alcance del Plan<text:tab/>4</text:p>
          <text:p text:style-name="P62">1.2. Objetivos del Plan de Backup y Restauración<text:tab/>4</text:p>
          <text:p text:style-name="P56">2. Elementos de Configuracións<text:tab/>5</text:p>
          <text:p text:style-name="P62">2.1. Identificación de Elementos de Configuración<text:tab/>5</text:p>
          <text:p text:style-name="P62">2.2. Variabilidad Temporal de los Elementos de Configuración<text:tab/>6</text:p>
          <text:p text:style-name="P56">3. Procedimientos de Backup<text:tab/>7</text:p>
          <text:p text:style-name="P62">3.1. Backup de SW-1-REDMINE<text:tab/>7</text:p>
          <text:p text:style-name="P62">3.2. Backup de INF-1-BASEDATOS<text:tab/>7</text:p>
          <text:p text:style-name="P62">3.3. Backup de INF-2-FICHEROS<text:tab/>7</text:p>
          <text:p text:style-name="P56">4. Procecimientos de Restauración<text:tab/>8</text:p>
          <text:p text:style-name="P62">4.1. Requisitos Previos<text:tab/>8</text:p>
          <text:p text:style-name="P62">4.2. Restauración del Sistema<text:tab/>8</text:p>
          <text:p text:style-name="P62">4.3. Restauración de la Información<text:tab/>8</text:p>
          <text:p text:style-name="P56">5. Programa de Backup<text:tab/>10</text:p>
        </text:index-body>
      </text:table-of-content>
      <text:p text:style-name="P16"/>
      <text:h text:style-name="P36" text:outline-level="1">Introducción y Objetivos</text:h>
      <text:h text:style-name="P40" text:outline-level="2">Objeto y Alcance del Plan</text:h>
      <text:p text:style-name="Párrafo_20_Nivel_20_2">Este plan establece los elementos de TEO que requieren respaldo, dicho procedimiento de respaldo, el de restauración y la propuesta de programa o planificación de las actividades de respaldo. Los procedimientos no pretender ser instrucciones técnicas precisas (las cuales dependerán de las herramientas y técnicas utilizadas por los equipos de producción) sino más bien consideraciones en cuanto a la información mantenida por el sistema.</text:p>
      <text:h text:style-name="Heading_20_2" text:outline-level="2">Objetivos del Plan de Backup y Restauración</text:h>
      <text:p text:style-name="Párrafo_20_Nivel_20_2"><text:span text:style-name="T3">El objetivo del plan es contar con los medios necesarios para la restauración total del sistema en caso de fallo y/o pérdida de información. Dicha restauración sería total, sin contar con un despliegue previo del software. Por tanto, el backup será de la información y del software.</text:span></text:p>
      <text:p text:style-name="Párrafo_20_Nivel_20_2">Actualmente no existe control de versiones del software de TEO y de sus componentes (tema gráficos, plugins, etc.). Cuando este se defina y ponga en funcionamiento se actualizará este plan para hacerlo relativo sólo al backup y restauración de la información.</text:p>
      <text:h text:style-name="P37" text:outline-level="1">Elementos de Configuracións</text:h>
      <text:h text:style-name="P41" text:outline-level="2"><text:span text:style-name="T3">Identificación de Elementos de Configuración</text:span></text:h>
      <text:p text:style-name="P43"/>
      <table:table table:name="Tabla11" table:style-name="Tabla11">
        <table:table-column table:style-name="Tabla11.A"/>
        <table:table-column table:style-name="Tabla11.B"/>
        <table:table-column table:style-name="Tabla11.C"/>
        <table:table-row table:style-name="Tabla11.1">
          <table:table-cell table:style-name="Tabla11.A1" office:value-type="string">
            <text:p text:style-name="P65">Código</text:p>
          </table:table-cell>
          <table:table-cell table:style-name="Tabla11.A1" office:value-type="string">
            <text:p text:style-name="P65">Tipo</text:p>
          </table:table-cell>
          <table:table-cell table:style-name="Tabla11.C1" office:value-type="string">
            <text:p text:style-name="P65">Descripción</text:p>
          </table:table-cell>
        </table:table-row>
        <table:table-row table:style-name="Tabla11.1">
          <table:table-cell table:style-name="Tabla11.A2" office:value-type="string">
            <text:p text:style-name="P27">SW-1-REDMINE</text:p>
          </table:table-cell>
          <table:table-cell table:style-name="Tabla11.B2" office:value-type="string">
            <text:p text:style-name="P26">Software</text:p>
          </table:table-cell>
          <table:table-cell table:style-name="Tabla11.C2" office:value-type="string">
            <text:p text:style-name="P26">Software de Redmine (con adaptaciones y/o plugins) y sus dependencias.</text:p>
          </table:table-cell>
        </table:table-row>
        <table:table-row table:style-name="Tabla11.1">
          <table:table-cell table:style-name="Tabla11.A3" office:value-type="string">
            <text:p text:style-name="P26">INF-1-BASEDATOS</text:p>
          </table:table-cell>
          <table:table-cell table:style-name="Tabla11.B3" office:value-type="string">
            <text:p text:style-name="P26">Información</text:p>
          </table:table-cell>
          <table:table-cell table:style-name="Tabla11.C3" office:value-type="string">
            <text:p text:style-name="P26">Base de datos utilizada por Redmine. Contiene el 95% de la información de TEO.</text:p>
          </table:table-cell>
        </table:table-row>
        <table:table-row table:style-name="Tabla11.1">
          <table:table-cell table:style-name="Tabla11.A4" office:value-type="string">
            <text:p text:style-name="P26">INF-2-FICHEROS</text:p>
          </table:table-cell>
          <table:table-cell table:style-name="Tabla11.B4" office:value-type="string">
            <text:p text:style-name="P26">Información</text:p>
          </table:table-cell>
          <table:table-cell table:style-name="Tabla11.C4" office:value-type="string">
            <text:p text:style-name="P26">Ficheros anexados en los elementos de TEO. Alojados en disco, no en base de datos.</text:p>
          </table:table-cell>
        </table:table-row>
      </table:table>
      <text:p text:style-name="P64">Tabla <text:sequence text:ref-name="refTabela1" text:name="Tabela" text:formula="ooow:Tabela+1" style:num-format="1">1</text:sequence> – <text:span text:style-name="T4">Elementos de configuración de TEO</text:span></text:p>
      <text:p text:style-name="Párrafo_20_Nivel_20_2"/>
      <text:p text:style-name="P44">SW-1-REDMINE</text:p>
      <text:list xml:id="list2971345539479222676" text:style-name="L1">
        <text:list-item>
          <text:p text:style-name="P45">Ubicación: Host de sistema - /opt/redmine (salvo /opt/redmine/files y /opt/redmine/log)</text:p>
        </text:list-item>
        <text:list-item>
          <text:p text:style-name="P45">Naturaleza: Sistema de ficheros</text:p>
        </text:list-item>
        <text:list-item>
          <text:p text:style-name="P45">Tamaño aproximado: 20Mb</text:p>
        </text:list-item>
        <text:list-item>
          <text:p text:style-name="P45">Variación del tamaño: 20-40Mb</text:p>
        </text:list-item>
      </text:list>
      <text:p text:style-name="Párrafo_20_Nivel_20_2"/>
      <text:p text:style-name="P44">INF-1-BASEDATOS</text:p>
      <text:list xml:id="list8796404801237173697" text:style-name="L2">
        <text:list-item>
          <text:p text:style-name="P46">Ubicación: Host DB - Esquema redmine_11</text:p>
        </text:list-item>
        <text:list-item>
          <text:p text:style-name="P46">Naturaleza: Base de datos</text:p>
        </text:list-item>
        <text:list-item>
          <text:p text:style-name="P46">Tamaño aproximado: 5Mb</text:p>
        </text:list-item>
        <text:list-item>
          <text:p text:style-name="P46">Variación del tamaño: 5-100Mb (estimación poco rigurosa)</text:p>
        </text:list-item>
      </text:list>
      <text:p text:style-name="Párrafo_20_Nivel_20_2"/>
      <text:p text:style-name="P44">INF-2-FICHEROS</text:p>
      <text:list xml:id="list1289272539412234014" text:style-name="L3">
        <text:list-item>
          <text:p text:style-name="P47">Ubicación: Host de sistema - /opt/redmine/files y /opt/redmine/log</text:p>
        </text:list-item>
        <text:list-item>
          <text:p text:style-name="P47">Naturaleza: Sistema de ficheros</text:p>
        </text:list-item>
        <text:list-item>
          <text:p text:style-name="P47">Tamaño aproximado: 20Mb</text:p>
        </text:list-item>
        <text:list-item>
          <text:p text:style-name="P47">Variación de tamaño: 20-2Gb (estimación poco rigurosa)</text:p>
        </text:list-item>
      </text:list>
      <text:p text:style-name="Párrafo_20_Nivel_20_2"/>
      <text:p text:style-name="Párrafo_20_Nivel_20_2">Estrictamente el elemento SW-1-REDMINE se podría descomponer en el sistema Redmine base y los elementos añadidos o modificaciones. Pero su reducido tamaño no justifica la gestión separada de estas partes.</text:p>
      <text:h text:style-name="Heading_20_2" text:outline-level="2"><text:soft-page-break/>Variabilidad Temporal de los Elementos de Configuración</text:h>
      <text:p text:style-name="Párrafo_20_Nivel_20_2"/>
      <text:p text:style-name="P44">SW-1-REDMINE</text:p>
      <text:list xml:id="list3568735230190016782" text:style-name="L4">
        <text:list-item>
          <text:p text:style-name="P48">Desencadenantes de cambio:</text:p>
          <text:list>
            <text:list-item>
              <text:p text:style-name="P48">Cambio de versión de Redmine.</text:p>
            </text:list-item>
            <text:list-item>
              <text:p text:style-name="P48">Instalación de plugins o cambio de los mismos.</text:p>
            </text:list-item>
            <text:list-item>
              <text:p text:style-name="P48">Cambios en el tema gráfico.</text:p>
            </text:list-item>
            <text:list-item>
              <text:p text:style-name="P48">Cambios de configuración: base de datos, integración con correo, etc...</text:p>
            </text:list-item>
          </text:list>
        </text:list-item>
        <text:list-item>
          <text:p text:style-name="P48">Fr<text:span text:style-name="T5">e</text:span>cuencia de cambio: se espera, por tanto, poca variación de este elemento. Además, se conocería a priori en qué momentos se van a realizar tales cambios y se podrían realizar backups bajo demanda.</text:p>
        </text:list-item>
      </text:list>
      <text:p text:style-name="Párrafo_20_Nivel_20_2"/>
      <text:p text:style-name="P44">INF-1-BASEDATOS</text:p>
      <text:list xml:id="list2554114472722552168" text:style-name="L5">
        <text:list-item>
          <text:p text:style-name="P49">Desencadenantes de cambio:</text:p>
          <text:list>
            <text:list-item>
              <text:p text:style-name="P49">Uso de la aplicación.</text:p>
            </text:list-item>
          </text:list>
        </text:list-item>
        <text:list-item>
          <text:p text:style-name="P49">Frecuencia de cambio: diaria, constante.</text:p>
        </text:list-item>
      </text:list>
      <text:p text:style-name="Párrafo_20_Nivel_20_2"/>
      <text:p text:style-name="P44">INF-2-FICHEROS</text:p>
      <text:list xml:id="list7893662152624949135" text:style-name="L6">
        <text:list-item>
          <text:p text:style-name="P50">Desencadenantes de cambio:</text:p>
          <text:list>
            <text:list-item>
              <text:p text:style-name="P50">Uso de la aplicación.</text:p>
            </text:list-item>
          </text:list>
        </text:list-item>
        <text:list-item>
          <text:p text:style-name="P50">Frecuencia de cambio: diaria, constante.</text:p>
        </text:list-item>
      </text:list>
      <text:p text:style-name="Párrafo_20_Nivel_20_2"/>
      <text:h text:style-name="P38" text:outline-level="1">Procedimientos de Backup</text:h>
      <text:h text:style-name="P42" text:outline-level="2"><text:span text:style-name="T3">Backup de SW-1-REDMINE</text:span></text:h>
      <text:p text:style-name="Párrafo_20_Nivel_20_2">El backup del software consiste en la copia recursiva de la carpeta /opt/redmine del host del sistema excluyendo /opt/redmine/log y /opt/redmine/files incluyendo permisos.</text:p>
      <text:p text:style-name="Párrafo_20_Nivel_20_2"/>
      <text:p text:style-name="Párrafo_20_Nivel_20_2">Observaciones/recomendaciones:</text:p>
      <text:list xml:id="list1554543315434183425" text:style-name="L7">
        <text:list-item>
          <text:p text:style-name="P51">No es necesario parar el sistema. Sí podría ser recomendable realizar la copia en momento de poca carga (durante la noche).</text:p>
        </text:list-item>
        <text:list-item>
          <text:p text:style-name="P51">Crear un paquete .tar con los permisos (o .tgz o .tar.gz).</text:p>
        </text:list-item>
        <text:list-item>
          <text:p text:style-name="P51">Nombrar el paquete de backup con la fecha y hora del copiado en formato TEO-SW-1-REDMINE-AAAAMMDD-HHMMSS</text:p>
        </text:list-item>
      </text:list>
      <text:h text:style-name="Heading_20_2" text:outline-level="2">Backup de INF-1-BASEDATOS</text:h>
      <text:p text:style-name="Párrafo_20_Nivel_20_2">El backup de la base de datos consisten el el volcado completo del esquema redmine_11 del host de base de datos.</text:p>
      <text:p text:style-name="Párrafo_20_Nivel_20_2"/>
      <text:p text:style-name="Párrafo_20_Nivel_20_2">Observaciones/recomendaciones:</text:p>
      <text:list xml:id="list4370881082959136321" text:style-name="L8">
        <text:list-item>
          <text:p text:style-name="P52">No es necesario parar el sistema. Es muy recomendable realizar la copia en momentos de poca carga (durante la noche).</text:p>
        </text:list-item>
        <text:list-item>
          <text:p text:style-name="P52">Asegurarse de que el volcado se realiza en formato UTF-8.</text:p>
        </text:list-item>
        <text:list-item>
          <text:p text:style-name="P52">Nombrar el volcado con la fecha y hora del copiado en formato TEO-INF-1-BASEDATOS-AAAAMMDD-HHMMSS</text:p>
        </text:list-item>
      </text:list>
      <text:h text:style-name="Heading_20_2" text:outline-level="2">Backup de INF-2-FICHEROS</text:h>
      <text:p text:style-name="Párrafo_20_Nivel_20_2">El backup de los ficheros de información consiste en la copia recursiva de las carpetas /opt/redmine/log y /opt/redmine/files incluyendo permisos.</text:p>
      <text:p text:style-name="Párrafo_20_Nivel_20_2"/>
      <text:p text:style-name="Párrafo_20_Nivel_20_2">Observaciones/recomendaciones:</text:p>
      <text:list xml:id="list5997493934113461706" text:style-name="L9">
        <text:list-item>
          <text:p text:style-name="P53">No es necesario parar el sistema. Es muy recomendable realizar la copia en momentos de poca carga (durante la noche).</text:p>
        </text:list-item>
        <text:list-item>
          <text:p text:style-name="P53">Crear un paquete .tar con los permisos (o .tgz o .tar.gz).</text:p>
        </text:list-item>
        <text:list-item>
          <text:p text:style-name="P53">Nombrar el paquete de backup con la fecha y hora del copiado en formato TEO-INF-2-FICHEROS-AAAAMMDD-HHMMSS</text:p>
        </text:list-item>
        <text:list-item>
          <text:p text:style-name="P53">Dado el volumen de este elemento se podrían plantear sistema de backup incrementales según el criterio de los equipos de producción.</text:p>
        </text:list-item>
      </text:list>
      <text:h text:style-name="Heading_20_1" text:outline-level="1"><text:span text:style-name="T3">Procecimientos de Restauración</text:span></text:h>
      <text:h text:style-name="Heading_20_2" text:outline-level="2">Requisitos Previos</text:h>
      <text:p text:style-name="Párrafo_20_Nivel_20_2">La restauración del sistema parte de un host de sistema y otro de base de datos operativos. Con las mismas características y software base que los host actuales.</text:p>
      <text:h text:style-name="Heading_20_2" text:outline-level="2">Restauración del Sistema</text:h>
      <text:p text:style-name="Párrafo_20_Nivel_20_2">La restauración completa del sistema incluye a los tres elementos: SW-1-REDMINE, INF-1-BASEDATOS e INF-2-FICHEROS. Aunque en caso de fallo exclusiva del host de sistema se podría mantener la base de datos en su estado actual, sin restaruar.</text:p>
      <text:p text:style-name="Párrafo_20_Nivel_20_2"/>
      <text:list xml:id="list4257788685455779886" text:style-name="L10">
        <text:list-item>
          <text:p text:style-name="P54">Paso 1. Asegurar la parada del sistema - Debería bastar con detener el demonio httpd. Es recomendable comprobar que no exista ninguno de los siguientes procesos:</text:p>
          <text:list>
            <text:list-item>
              <text:p text:style-name="P54">httpd - suelen ser varios</text:p>
            </text:list-item>
            <text:list-item>
              <text:p text:style-name="P54">PassengerWatchdog</text:p>
            </text:list-item>
            <text:list-item>
              <text:p text:style-name="P54">PassengerHelperAgent</text:p>
            </text:list-item>
            <text:list-item>
              <text:p text:style-name="P54">PassengerLoggingAgent</text:p>
            </text:list-item>
            <text:list-item>
              <text:p text:style-name="P54">Passenger RackApp: /opt/redmine</text:p>
            </text:list-item>
          </text:list>
        </text:list-item>
        <text:list-item>
          <text:p text:style-name="P54">Paso 2. Borrar el contenido actual - Se borraría el contenido de /opt/redmine</text:p>
        </text:list-item>
        <text:list-item>
          <text:p text:style-name="P54">Paso 3. Restaurar SW-1-REDMINE - Se copia o descomprime el paquete de backup en /opt/redmine. <text:s/>Comprobar que todo el contenido es propiedad del usuario redmine y el grupo redmine.</text:p>
        </text:list-item>
        <text:list-item>
          <text:p text:style-name="P54">Paso 4. Restaurar INF-2-FICHEROS - Se copia o descomprime el paquete de backup en /opt/redmine/log y /opt/redmine/files. Comprobar que todo el contenido es propiedad del usuario redmine y el grupo redmine.</text:p>
        </text:list-item>
        <text:list-item>
          <text:p text:style-name="P54">Paso 5. Si es necesaria la restauración de los datos continuar con 4.3. Restauración de la Información, sólo de la parte INF-1-BASEDATOS. En caso contrario reiniciar el sistema levantando el demonio httpd.</text:p>
        </text:list-item>
      </text:list>
      <text:h text:style-name="Heading_20_2" text:outline-level="2">Restauración de la Información</text:h>
      <text:p text:style-name="Párrafo_20_Nivel_20_2">La restauración de la información incluye dos elementos: INF-1-BASEDATOS e INF-2-FICHEROS. El orden es indiferente mientras que la operación se realice con el sistema detenido.</text:p>
      <text:p text:style-name="Párrafo_20_Nivel_20_2">Cuando la restauración de la información se realice como parte de una restauración completa del sistema se realizarán sólo los pasos marcados con el signo +.</text:p>
      <text:p text:style-name="Párrafo_20_Nivel_20_2"/>
      <text:list xml:id="list5832656580180851026" text:style-name="L11">
        <text:list-item>
          <text:p text:style-name="P55">Paso 1. Asegurar la parada del sistema - Debería bastar con detener el demonio httpd. Es recomendable comprobar que no exista ninguno de los siguientes procesos:</text:p>
          <text:list>
            <text:list-item>
              <text:p text:style-name="P55"><text:soft-page-break/>httpd - suelen ser varios</text:p>
            </text:list-item>
            <text:list-item>
              <text:p text:style-name="P55">PassengerWatchdog</text:p>
            </text:list-item>
            <text:list-item>
              <text:p text:style-name="P55">PassengerHelperAgent</text:p>
            </text:list-item>
            <text:list-item>
              <text:p text:style-name="P55">PassengerLoggingAgent</text:p>
            </text:list-item>
            <text:list-item>
              <text:p text:style-name="P55">Passenger RackApp: /opt/redmine</text:p>
            </text:list-item>
          </text:list>
        </text:list-item>
        <text:list-item>
          <text:p text:style-name="P55">+Paso 2. Restauración de INF-1-BASEDATOS - Se restaura el paquete de volcado de la base de datos según se indica en MySQL o recomienden los equipos de producción.</text:p>
        </text:list-item>
        <text:list-item>
          <text:p text:style-name="P55">Paso 3. Restauración de INF-2-FICHEROS (varios subpasos)</text:p>
          <text:list>
            <text:list-item>
              <text:p text:style-name="P55">Paso 3.1. Borrado de la información actual - Se borra el contenido de /opt/redmine/log y /opt/redmine/files</text:p>
            </text:list-item>
            <text:list-item>
              <text:p text:style-name="P55">Paso 3.2. Se copia o descomprime el paquete de backup en /opt/redmine/log y /opt/redmine/files. Comprobar que todo el contenido es propiedad del usuario redmine y el grupo redmine.</text:p>
            </text:list-item>
          </text:list>
        </text:list-item>
        <text:list-item>
          <text:p text:style-name="P55">+Paso 4. Reiniciar el sistema - Levantar el demonio httpd.</text:p>
        </text:list-item>
      </text:list>
      <text:p text:style-name="Párrafo_20_Nivel_20_3"/>
      <text:h text:style-name="P39" text:outline-level="1">Programa de Backup</text:h>
      <text:p text:style-name="P25">En función de la variabilidad de cada elemento se propone el siguiente programa de backup.</text:p>
      <text:p text:style-name="P25"/>
      <text:p text:style-name="P34">SW-1-REDMINE</text:p>
      <text:list xml:id="list3311481185877909372" text:style-name="L12">
        <text:list-item>
          <text:p text:style-name="P30">Programa mínimo:</text:p>
          <text:list>
            <text:list-item>
              <text:p text:style-name="P30">Backup completo inicial - Sería como V1. Custodia permanente</text:p>
            </text:list-item>
            <text:list-item>
              <text:p text:style-name="P30">Backup completo a demanda del equipo de desarrollo tras actuaciones sobre el sistema. Custodia permanente</text:p>
            </text:list-item>
          </text:list>
        </text:list-item>
        <text:list-item>
          <text:p text:style-name="P30">Programa recomendado:</text:p>
          <text:list>
            <text:list-item>
              <text:p text:style-name="P30">Programa mínimo +</text:p>
            </text:list-item>
            <text:list-item>
              <text:p text:style-name="P30">Backup completo bi-mensual. Custodia del último año (6 copias)</text:p>
            </text:list-item>
          </text:list>
        </text:list-item>
      </text:list>
      <text:p text:style-name="P25"/>
      <text:p text:style-name="P34">INF-1-BASEDATOS</text:p>
      <text:p text:style-name="P25">La estrategia de backup de la base de datos dependerá de si contamos o no con la posibilidad de backup incrementales que proporciona MySQL Enterprise Backup. Si tenemos esta posibilidad se cambiaría el programa propuesta para realizar backup incrementales diarios o cada 6 horas y mantener menos copiar completas.</text:p>
      <text:p text:style-name="P25"/>
      <text:list xml:id="list2751666757247360817" text:style-name="L13">
        <text:list-item>
          <text:p text:style-name="P31">Programa mínimo:</text:p>
          <text:list>
            <text:list-item>
              <text:p text:style-name="P31">Backup completo - Diario - Custodia:</text:p>
              <text:list>
                <text:list-item>
                  <text:p text:style-name="P31">Los últimos días 1 de los últimos 6 meses (6 copias)</text:p>
                </text:list-item>
                <text:list-item>
                  <text:p text:style-name="P31">Los últimos 30 días (30 copias)</text:p>
                </text:list-item>
              </text:list>
            </text:list-item>
          </text:list>
        </text:list-item>
      </text:list>
      <text:p text:style-name="P25"/>
      <text:list xml:id="list9048415524676893706" text:style-name="L14">
        <text:list-item>
          <text:p text:style-name="P32">Programa recomendado (sólo con la posibilidad de backup incrementales y/o transacionales)</text:p>
          <text:list>
            <text:list-item>
              <text:p text:style-name="P32">Programa mínimo +</text:p>
            </text:list-item>
            <text:list-item>
              <text:p text:style-name="P32">Backup incremental cada 6 horas.</text:p>
            </text:list-item>
          </text:list>
        </text:list-item>
      </text:list>
      <text:p text:style-name="P25"/>
      <text:p text:style-name="P34">INF-2-FICHEROS</text:p>
      <text:list xml:id="list7712356453699147366" text:style-name="L15">
        <text:list-item>
          <text:p text:style-name="P33">Programa mínimo:</text:p>
          <text:list>
            <text:list-item>
              <text:p text:style-name="P33">Backup completo inicial - Sería como V1. Custodia permanente</text:p>
            </text:list-item>
            <text:list-item>
              <text:p text:style-name="P33">Backup completo mensual. Custodia de los últimos 6 meses (6 copias).</text:p>
            </text:list-item>
            <text:list-item>
              <text:p text:style-name="P33">Backup incremental diario. Custoria de los últimos 32 días (32 copias).</text:p>
            </text:list-item>
          </text:list>
        </text:list-item>
        <text:list-item>
          <text:p text:style-name="P35"><text:span text:style-name="T3">Programa recomendado (el mínimo es suficiente)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Webdings" svg:font-family="Webdings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DejaVuSans" svg:font-family="DejaVuSans, 'Times New Roman'" style:font-pitch="variable"/>
    <style:font-face style:name="NewsGotT" svg:font-family="NewsGotT" style:font-pitch="variable"/>
    <style:font-face style:name="AGaramond" svg:font-family="AGaramond" style:font-family-generic="roman" style:font-pitch="variable"/>
    <style:font-face style:name="AGaramond Bold" svg:font-family="'AGaramond Bold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Eras Bk BT" svg:font-family="'Eras Bk BT'" style:font-family-generic="swiss" style:font-pitch="variable"/>
    <style:font-face style:name="Eras Md BT" svg:font-family="'Eras Md BT'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font-name-asian="Arial Unicode MS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s" fo:country="ES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keep-together="always" fo:orphans="2" fo:widows="2" style:writing-mode="lr-tb"/>
      <style:text-properties style:use-window-font-color="true" style:font-name="NewsGotT" fo:font-family="NewsGotT" style:font-pitch="variable" fo:font-size="12pt" fo:language="es" fo:country="ES" style:font-name-asian="Times New Roman" style:font-family-asian="'Times New Roman'" style:font-family-generic-asian="roman" style:font-pitch-asian="variable" style:font-size-asian="12pt" style:font-name-complex="NewsGotT" style:font-family-complex="NewsGotT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text-align="justify" style:justify-single-word="false"/>
      <style:text-properties style:font-name="AGaramond" fo:font-family="AGaramond" style:font-family-generic="roman" style:font-pitch="variable" fo:font-size="11pt" fo:font-style="italic" style:font-size-asian="11pt" style:font-style-asian="italic" style:font-name-complex="AGaramond" style:font-family-complex="AGaramond" style:font-family-generic-complex="roman" style:font-pitch-complex="variabl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Heading_20_1" style:display-name="Heading 1" style:family="paragraph" style:parent-style-name="Standard" style:next-style-name="Párrafo_20_Nivel_20_1" style:default-outline-level="1" style:class="text">
      <style:paragraph-properties fo:margin-left="0.63cm" fo:margin-right="0cm" fo:margin-top="0.423cm" fo:margin-bottom="0.106cm" style:contextual-spacing="false" fo:text-align="justify" style:justify-single-word="false" fo:text-indent="-0.63cm" style:auto-text-indent="false" fo:break-before="page" fo:keep-with-next="always"/>
      <style:text-properties fo:text-transform="uppercase" fo:language="zxx" fo:country="none" fo:font-weight="bold" style:letter-kerning="true" style:language-asian="zxx" style:country-asian="none" style:font-weight-asian="bold"/>
    </style:style>
    <style:style style:name="Heading_20_2" style:display-name="Heading 2" style:family="paragraph" style:parent-style-name="Standard" style:next-style-name="Párrafo_20_Nivel_20_2" style:default-outline-level="2" style:class="text">
      <style:paragraph-properties fo:margin-left="1.901cm" fo:margin-right="0cm" fo:margin-top="0.423cm" fo:margin-bottom="0.106cm" style:contextual-spacing="false" fo:text-align="justify" style:justify-single-word="false" fo:text-indent="-1.401cm" style:auto-text-indent="false" fo:keep-with-next="always">
        <style:tab-stops>
          <style:tab-stop style:position="1.3cm"/>
        </style:tab-stops>
      </style:paragraph-properties>
      <style:text-properties fo:language="zxx" fo:country="none" fo:font-weight="bold" style:language-asian="zxx" style:country-asian="none" style:font-weight-asian="bold"/>
    </style:style>
    <style:style style:name="Heading_20_3" style:display-name="Heading 3" style:family="paragraph" style:parent-style-name="Standard" style:next-style-name="Párrafo_20_Nivel_20_3" style:default-outline-level="3" style:class="text">
      <style:paragraph-properties fo:margin-top="0.423cm" fo:margin-bottom="0.106cm" style:contextual-spacing="false" fo:text-align="justify" style:justify-single-word="false" fo:keep-with-next="always"/>
      <style:text-properties fo:language="zxx" fo:country="none" fo:font-weight="bold" style:language-asian="zxx" style:country-asian="none" style:font-weight-asian="bold"/>
    </style:style>
    <style:style style:name="Heading_20_4" style:display-name="Heading 4" style:family="paragraph" style:parent-style-name="Standard" style:next-style-name="Párrafo_20_Nivel_20_4" style:default-outline-level="4" style:class="text">
      <style:paragraph-properties fo:margin-top="0.423cm" fo:margin-bottom="0.106cm" style:contextual-spacing="false" fo:text-align="justify" style:justify-single-word="false" fo:keep-with-next="always"/>
      <style:text-properties fo:font-weight="bold" style:font-weight-asian="bold"/>
    </style:style>
    <style:style style:name="Heading_20_5" style:display-name="Heading 5" style:family="paragraph" style:parent-style-name="Standard" style:next-style-name="Párrafo_20_Nivel_20_5" style:default-outline-level="5" style:class="text">
      <style:paragraph-properties fo:margin-left="3.941cm" fo:margin-right="0cm" fo:margin-top="0.423cm" fo:margin-bottom="0.106cm" style:contextual-spacing="false" fo:text-indent="-1.401cm" style:auto-text-indent="false" fo:keep-with-next="always"/>
      <style:text-properties fo:font-weight="bold" style:font-weight-asian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style:contextual-spacing="false"/>
      <style:text-properties fo:font-size="11pt" style:font-size-asian="11pt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style:contextual-spacing="false">
        <style:tab-stops>
          <style:tab-stop style:position="1cm"/>
        </style:tab-stops>
      </style:paragraph-properties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style:contextual-spacing="false"/>
      <style:text-properties style:font-name="Arial" fo:font-family="Arial" style:font-family-generic="swiss" style:font-pitch="variable" fo:font-style="italic" style:font-style-asian="italic" style:font-name-complex="Arial" style:font-family-complex="Arial" style:font-family-generic-complex="swiss" style:font-pitch-complex="variable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style:contextual-spacing="false"/>
      <style:text-properties style:font-name="Arial" fo:font-family="Arial" style:font-family-generic="swiss" style:font-pitch="variable" fo:font-size="9pt" style:font-size-asian="9pt" style:font-name-complex="Arial" style:font-family-complex="Arial" style:font-family-generic-complex="swiss" style:font-pitch-complex="variable"/>
    </style:style>
    <style:style style:name="Párrafo_20_Nivel_20_1" style:display-name="Párrafo Nivel 1" style:family="paragraph" style:parent-style-name="Standard">
      <style:paragraph-properties fo:margin-top="0.212cm" fo:margin-bottom="0cm" style:contextual-spacing="false" style:line-height-at-least="0.423cm" fo:text-align="justify" style:justify-single-word="false"/>
    </style:style>
    <style:style style:name="Párrafo_20_Nivel_20_2" style:display-name="Párrafo Nivel 2" style:family="paragraph" style:parent-style-name="Standard">
      <style:paragraph-properties fo:margin-left="0.501cm" fo:margin-right="0cm" fo:margin-top="0.212cm" fo:margin-bottom="0cm" style:contextual-spacing="false" style:line-height-at-least="0.423cm" fo:text-align="justify" style:justify-single-word="false" fo:text-indent="0cm" style:auto-text-indent="false"/>
    </style:style>
    <style:style style:name="Párrafo_20_Nivel_20_3" style:display-name="Párrafo Nivel 3" style:family="paragraph" style:parent-style-name="Párrafo_20_Nivel_20_2">
      <style:paragraph-properties fo:margin-left="1cm" fo:margin-right="0cm" fo:margin-top="0cm" fo:margin-bottom="0cm" style:contextual-spacing="false" fo:text-indent="0cm" style:auto-text-indent="false"/>
    </style:style>
    <style:style style:name="Párrafo_20_Nivel_20_4" style:display-name="Párrafo Nivel 4" style:family="paragraph" style:parent-style-name="Párrafo_20_Nivel_20_3">
      <style:paragraph-properties fo:margin-left="1.27cm" fo:margin-right="0cm" fo:margin-top="0cm" fo:margin-bottom="0cm" style:contextual-spacing="false" fo:text-indent="0cm" style:auto-text-indent="false"/>
    </style:style>
    <style:style style:name="Contents_20_3" style:display-name="Contents 3" style:family="paragraph" style:parent-style-name="Standard" style:next-style-name="Standard" style:class="index">
      <style:paragraph-properties fo:margin-left="2.117cm" fo:margin-right="0cm" fo:margin-top="0cm" fo:margin-bottom="0cm" style:contextual-spacing="false" fo:text-indent="-1.482cm" style:auto-text-indent="false">
        <style:tab-stops>
          <style:tab-stop style:position="2.117cm"/>
          <style:tab-stop style:position="15.983cm" style:type="right" style:leader-style="dotted" style:leader-text="."/>
        </style:tab-stops>
      </style:paragraph-properties>
      <style:text-properties fo:language="zxx" fo:country="none" style:language-asian="zxx" style:country-asian="none" style:font-size-complex="12pt"/>
    </style:style>
    <style:style style:name="Contents_20_4" style:display-name="Contents 4" style:family="paragraph" style:parent-style-name="Contents_20_3" style:next-style-name="Standard" style:class="index">
      <style:paragraph-properties fo:margin-left="2.54cm" fo:margin-right="0cm" fo:margin-top="0cm" fo:margin-bottom="0cm" style:contextual-spacing="false" fo:text-indent="-1.482cm" style:auto-text-indent="false">
        <style:tab-stops>
          <style:tab-stop style:position="2.117cm"/>
          <style:tab-stop style:position="2.54cm"/>
          <style:tab-stop style:position="15.98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Standard" style:next-style-name="Standard" style:class="index">
      <style:paragraph-properties fo:margin-left="3.38cm" fo:margin-right="0cm" fo:margin-top="0cm" fo:margin-bottom="0cm" style:contextual-spacing="false" fo:text-indent="-1.9cm" style:auto-text-indent="false">
        <style:tab-stops>
          <style:tab-stop style:position="3.387cm"/>
          <style:tab-stop style:position="15.983cm" style:type="right" style:leader-style="dotted" style:leader-text="."/>
        </style:tab-stops>
      </style:paragraph-properties>
      <style:text-properties fo:language="zxx" fo:country="none" style:language-asian="zxx" style:country-asian="none"/>
    </style:style>
    <style:style style:name="Contents_20_6" style:display-name="Contents 6" style:family="paragraph" style:parent-style-name="Contents_20_5" style:next-style-name="Standard" style:class="index">
      <style:text-properties fo:font-size="10pt" style:font-size-asian="10pt"/>
    </style:style>
    <style:style style:name="Contents_20_7" style:display-name="Contents 7" style:family="paragraph" style:parent-style-name="Contents_20_5" style:next-style-name="Standard" style:class="index">
      <style:text-properties fo:font-size="10pt" fo:font-style="italic" style:font-size-asian="10pt" style:font-style-asian="italic"/>
    </style:style>
    <style:style style:name="Contents_20_8" style:display-name="Contents 8" style:family="paragraph" style:parent-style-name="Contents_20_6" style:next-style-name="Standard" style:class="index">
      <style:text-properties fo:font-size="9pt" style:font-size-asian="9pt"/>
    </style:style>
    <style:style style:name="Header" style:family="paragraph" style:parent-style-name="Standard" style:class="extra">
      <style:text-properties fo:font-size="10pt" style:font-size-asian="10pt"/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  <style:text-properties fo:font-size="10pt" style:font-size-asian="10pt"/>
    </style:style>
    <style:style style:name="Mapa_20_del_20_documento" style:display-name="Mapa del documento" style:family="paragraph" style:parent-style-name="Standard">
      <style:paragraph-properties fo:background-color="#000080">
        <style:background-image/>
      </style:paragraph-properties>
    </style:style>
    <style:style style:name="Contents_20_1" style:display-name="Contents 1" style:family="paragraph" style:parent-style-name="Standard" style:next-style-name="Standard" style:class="index">
      <style:paragraph-properties fo:margin-left="0.847cm" fo:margin-right="0cm" fo:margin-top="0.212cm" fo:margin-bottom="0.212cm" style:contextual-spacing="false" fo:text-indent="-0.847cm" style:auto-text-indent="false">
        <style:tab-stops>
          <style:tab-stop style:position="0.785cm"/>
          <style:tab-stop style:position="15.983cm" style:type="right" style:leader-style="dotted" style:leader-text="."/>
        </style:tab-stops>
      </style:paragraph-properties>
      <style:text-properties fo:text-transform="uppercase" fo:language="zxx" fo:country="none" fo:font-weight="bold" style:language-asian="zxx" style:country-asian="none" style:font-weight-asian="bold"/>
    </style:style>
    <style:style style:name="Contents_20_9" style:display-name="Contents 9" style:family="paragraph" style:parent-style-name="Contents_20_6" style:next-style-name="Standard" style:class="index">
      <style:text-properties fo:font-size="9pt" fo:font-style="italic" style:font-size-asian="9pt" style:font-style-asian="italic"/>
    </style:style>
    <style:style style:name="Contents_20_2" style:display-name="Contents 2" style:family="paragraph" style:parent-style-name="Standard" style:next-style-name="Standard" style:class="index">
      <style:paragraph-properties fo:margin-left="1.058cm" fo:margin-right="0cm" fo:margin-top="0cm" fo:margin-bottom="0cm" style:contextual-spacing="false" fo:text-align="start" style:justify-single-word="false" fo:text-indent="-1.058cm" style:auto-text-indent="false">
        <style:tab-stops>
          <style:tab-stop style:position="1.044cm"/>
          <style:tab-stop style:position="15.983cm" style:type="right" style:leader-style="dotted" style:leader-text="."/>
        </style:tab-stops>
      </style:paragraph-properties>
      <style:text-properties fo:language="zxx" fo:country="none" fo:font-weight="bold" style:language-asian="zxx" style:country-asian="none" style:font-weight-asian="bold"/>
    </style:style>
    <style:style style:name="Subtitle" style:family="paragraph" style:parent-style-name="Standard" style:next-style-name="Text_20_body" style:class="chapter">
      <style:paragraph-properties fo:text-align="center" style:justify-single-word="false"/>
      <style:text-properties fo:language="en" fo:country="US"/>
    </style:style>
    <style:style style:name="Text_20_body_20_indent" style:display-name="Text body indent" style:family="paragraph" style:parent-style-name="Standard" style:class="text">
      <style:paragraph-properties fo:margin-left="1.249cm" fo:margin-right="0cm" fo:margin-top="0cm" fo:margin-bottom="0cm" style:contextual-spacing="false" fo:text-align="justify" style:justify-single-word="false" fo:text-indent="0cm" style:auto-text-indent="false"/>
    </style:style>
    <style:style style:name="Texto_20_independiente_20_2" style:display-name="Texto independiente 2" style:family="paragraph" style:parent-style-name="Standard">
      <style:paragraph-properties fo:text-align="justify" style:justify-single-word="false"/>
    </style:style>
    <style:style style:name="Index_20_Heading" style:display-name="Index Heading" style:family="paragraph" style:parent-style-name="Standard" style:next-style-name="Standard" style:class="index">
      <style:paragraph-properties fo:margin-top="0.106cm" fo:margin-bottom="0.106cm" style:contextual-spacing="false" fo:text-align="justify" style:justify-single-word="false"/>
      <style:text-properties style:font-name="Tahoma" fo:font-family="Tahoma" style:font-family-generic="swiss" style:font-pitch="variable" fo:font-size="14pt" fo:font-weight="bold" style:font-size-asian="14pt" style:font-weight-asian="bold" style:font-name-complex="Arial" style:font-family-complex="Arial" style:font-family-generic-complex="swiss" style:font-pitch-complex="variable" style:font-weight-complex="bold"/>
    </style:style>
    <style:style style:name="Title" style:family="paragraph" style:parent-style-name="Index_20_Heading" style:next-style-name="Subtitle" style:class="chapter">
      <style:paragraph-properties fo:text-align="center" style:justify-single-word="false"/>
      <style:text-properties style:font-name="NewsGotT" fo:font-family="NewsGotT" style:font-pitch="variable" style:font-name-complex="NewsGotT" style:font-family-complex="NewsGotT" style:font-pitch-complex="variable"/>
    </style:style>
    <style:style style:name="Sender" style:family="paragraph" style:parent-style-name="Standard" style:class="extra">
      <style:text-properties fo:font-size="10pt" style:font-size-asian="10pt" style:font-name-complex="Arial" style:font-family-complex="Arial" style:font-family-generic-complex="swiss" style:font-pitch-complex="variable"/>
    </style:style>
    <style:style style:name="Index_20_1" style:display-name="Index 1" style:family="paragraph" style:parent-style-name="Standard" style:next-style-name="Standard" style:class="index">
      <style:paragraph-properties fo:margin-left="0.423cm" fo:margin-right="0cm" fo:margin-top="0cm" fo:margin-bottom="0cm" style:contextual-spacing="false" fo:text-align="center" style:justify-single-word="false" fo:text-indent="-0.423cm" style:auto-text-indent="false"/>
      <style:text-properties fo:font-size="14pt" fo:font-weight="bold" style:font-size-asian="14pt" style:font-weight-asian="bold" style:font-size-complex="14pt"/>
    </style:style>
    <style:style style:name="Texto_20_comentario" style:display-name="Texto comentario" style:family="paragraph" style:parent-style-name="Standard">
      <style:text-properties fo:color="#008000" style:font-name="Times New Roman" fo:font-family="'Times New Roman'" style:font-family-generic="roman" style:font-pitch="variable" fo:font-size="10pt" fo:language="es" fo:country="ES" style:font-size-asian="10pt" style:font-name-complex="Times New Roman" style:font-family-complex="'Times New Roman'" style:font-family-generic-complex="roman" style:font-pitch-complex="variable"/>
    </style:style>
    <style:style style:name="Lista_20_con_20_números" style:display-name="Lista con números" style:family="paragraph" style:parent-style-name="Standard" style:list-style-name="WW8Num8">
      <style:paragraph-properties fo:margin-left="0.63cm" fo:margin-right="0cm" fo:margin-top="0.106cm" fo:margin-bottom="0.106cm" style:contextual-spacing="false" fo:text-align="justify" style:justify-single-word="false" fo:text-indent="-0.63cm" style:auto-text-indent="false"/>
    </style:style>
    <style:style style:name="Lista_20_con_20_números_20_2" style:display-name="Lista con números 2" style:family="paragraph" style:parent-style-name="Standard" style:list-style-name="WW8Num3">
      <style:paragraph-properties fo:margin-left="1.131cm" fo:margin-right="0cm" fo:margin-top="0.106cm" fo:margin-bottom="0.106cm" style:contextual-spacing="false" fo:text-align="justify" style:justify-single-word="false" fo:text-indent="-0.63cm" style:auto-text-indent="false"/>
    </style:style>
    <style:style style:name="Lista_20_con_20_viñetas_20_2" style:display-name="Lista con viñetas 2" style:family="paragraph" style:parent-style-name="Standard" style:list-style-name="WW8Num7">
      <style:paragraph-properties fo:margin-left="1.131cm" fo:margin-right="0cm" fo:margin-top="0cm" fo:margin-bottom="0cm" style:contextual-spacing="false" fo:text-align="justify" style:justify-single-word="false" fo:keep-together="always" fo:text-indent="-0.63cm" style:auto-text-indent="false"/>
    </style:style>
    <style:style style:name="Lista_20_con_20_números_20_3" style:display-name="Lista con números 3" style:family="paragraph" style:parent-style-name="Standard" style:list-style-name="WW8Num27">
      <style:paragraph-properties fo:margin-left="1.63cm" fo:margin-right="0cm" fo:margin-top="0.106cm" fo:margin-bottom="0.106cm" style:contextual-spacing="false" fo:text-indent="-0.63cm" style:auto-text-indent="false">
        <style:tab-stops>
          <style:tab-stop style:position="1.63cm"/>
        </style:tab-stops>
      </style:paragraph-properties>
    </style:style>
    <style:style style:name="Addressee" style:family="paragraph" style:parent-style-name="Standard" style:class="extra">
      <style:paragraph-properties fo:margin-left="5.08cm" fo:margin-right="0cm" fo:margin-top="0cm" fo:margin-bottom="0cm" style:contextual-spacing="false" fo:text-indent="0cm" style:auto-text-indent="false"/>
      <style:text-properties style:font-name-complex="Arial" style:font-family-complex="Arial" style:font-family-generic-complex="swiss" style:font-pitch-complex="variable" style:font-size-complex="12pt"/>
    </style:style>
    <style:style style:name="Base" style:family="paragraph">
      <style:paragraph-properties fo:margin-top="0.106cm" fo:margin-bottom="0.106cm" style:contextual-spacing="false" fo:text-align="justify" style:justify-single-word="false" fo:orphans="2" fo:widows="2"/>
      <style:text-properties style:use-window-font-color="true" style:font-name="NewsGotT" fo:font-family="NewsGotT" style:font-pitch="variable" fo:font-size="12pt" fo:language="es" fo:country="ES" style:font-name-asian="Times New Roman" style:font-family-asian="'Times New Roman'" style:font-family-generic-asian="roman" style:font-pitch-asian="variable" style:font-size-asian="12pt" style:font-name-complex="NewsGotT" style:font-family-complex="NewsGotT" style:font-pitch-complex="variable" style:font-size-complex="10pt" style:language-complex="ar" style:country-complex="SA"/>
    </style:style>
    <style:style style:name="Párrafo_20_Nivel_20_5" style:display-name="Párrafo Nivel 5" style:family="paragraph" style:parent-style-name="Párrafo_20_Nivel_20_4">
      <style:paragraph-properties fo:margin-left="2.54cm" fo:margin-right="0cm" fo:margin-top="0cm" fo:margin-bottom="0cm" style:contextual-spacing="false" fo:text-indent="0cm" style:auto-text-indent="false"/>
    </style:style>
    <style:style style:name="Párrafo_20_de_20_lista" style:display-name="Párrafo de lista" style:family="paragraph" style:parent-style-name="Standard">
      <style:paragraph-properties fo:margin-left="1.27cm" fo:margin-right="0cm" fo:margin-top="0cm" fo:margin-bottom="0.212cm" style:contextual-spacing="false" fo:text-indent="0cm" style:auto-text-indent="false"/>
      <style:text-properties fo:language="es" fo:country="ES" style:font-size-complex="12pt"/>
    </style:style>
    <style:style style:name="List_20_Heading" style:display-name="List Heading" style:family="paragraph" style:parent-style-name="Standard" style:next-style-name="Standard" style:class="html">
      <style:paragraph-properties fo:margin-top="0.212cm" fo:margin-bottom="0.212cm" style:contextual-spacing="false" fo:text-align="justify" style:justify-single-word="false"/>
      <style:text-properties style:font-name-complex="Arial" style:font-family-complex="Arial" style:font-family-generic-complex="swiss" style:font-pitch-complex="variable" style:font-size-complex="12pt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exto_20_de_20_globo" style:display-name="Texto de globo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Epígrafe" style:family="paragraph" style:parent-style-name="Standard" style:next-style-name="Standard">
      <style:text-properties fo:font-size="10pt" fo:font-weight="bold" style:font-size-asian="10pt" style:font-weight-asian="bold" style:font-weight-complex="bold"/>
    </style:style>
    <style:style style:name="Texto_20_sin_20_formato" style:display-name="Texto sin formato" style:family="paragraph" style:parent-style-name="Standard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Texto_20_1" style:display-name="Texto 1" style:family="paragraph" style:parent-style-name="Standard">
      <style:paragraph-properties fo:margin-top="0.199cm" fo:margin-bottom="0.199cm" style:contextual-spacing="false" fo:text-align="justify" style:justify-single-word="false" fo:orphans="0" fo:widows="0" fo:hyphenation-ladder-count="no-limit" style:vertical-align="baseline"/>
      <style:text-properties fo:font-size="10.5pt" style:font-name-asian="DejaVuSans" style:font-family-asian="DejaVuSans, 'Times New Roman'" style:font-pitch-asian="variable" style:font-size-asian="10.5pt" style:font-name-complex="DejaVuSans" style:font-family-complex="DejaVuSans, 'Times New Roman'" style:font-pitch-complex="variable" style:font-size-complex="12pt" fo:hyphenate="false" fo:hyphenation-remain-char-count="2" fo:hyphenation-push-char-count="2"/>
    </style:style>
    <style:style style:name="Standard_20__28_user_29_" style:display-name="Standard (user)" style:family="paragraph">
      <style:paragraph-properties fo:text-align="justify" style:justify-single-word="false" fo:orphans="0" fo:widows="0" fo:hyphenation-ladder-count="no-limit" style:vertical-align="baseline"/>
      <style:text-properties style:use-window-font-color="true" style:font-name="NewsGotT" fo:font-family="NewsGotT" style:font-pitch="variable" fo:font-size="10.5pt" fo:language="es" fo:country="ES" style:font-name-asian="DejaVuSans" style:font-family-asian="DejaVuSans, 'Times New Roman'" style:font-pitch-asian="variable" style:font-size-asian="10.5pt" style:font-name-complex="DejaVuSans" style:font-family-complex="DejaVuSans, 'Times New Roman'" style:font-pitch-complex="variable" style:font-size-complex="12pt" style:language-complex="ar" style:country-complex="SA" fo:hyphenate="false" fo:hyphenation-remain-char-count="2" fo:hyphenation-push-char-count="2"/>
    </style:style>
    <style:style style:name="Text_20_body_20__28_user_29_" style:display-name="Text body (user)" style:family="paragraph" style:parent-style-name="Standard_20__28_user_29_">
      <style:paragraph-properties fo:margin-top="0.199cm" fo:margin-bottom="0.199cm" style:contextual-spacing="false"/>
    </style:style>
    <style:style style:name="Texto_20_2" style:display-name="Texto 2" style:family="paragraph" style:parent-style-name="Text_20_body_20__28_user_29_">
      <style:paragraph-properties fo:margin-left="0.75cm" fo:margin-right="0cm" fo:margin-top="0cm" fo:margin-bottom="0cm" style:contextual-spacing="false" fo:text-indent="0cm" style:auto-text-indent="false"/>
    </style:style>
    <style:style style:name="Encabezado-12" style:family="paragraph" style:parent-style-name="Standard_20__28_user_29_">
      <style:paragraph-properties fo:margin-top="0.106cm" fo:margin-bottom="0cm" style:contextual-spacing="false" fo:orphans="2" fo:widows="2"/>
      <style:text-properties fo:text-transform="uppercase" fo:color="#008000" style:font-name="Eras Bk BT" fo:font-family="'Eras Bk BT'" style:font-family-generic="swiss" style:font-pitch="variable" fo:font-size="12pt" fo:font-weight="bold" style:letter-kerning="true" style:font-name-asian="Lucida Sans Unicode" style:font-family-asian="'Lucida Sans Unicode'" style:font-family-generic-asian="swiss" style:font-pitch-asian="variable" style:font-size-asian="12pt" style:font-weight-asian="bold" style:font-name-complex="AGaramond Bold" style:font-family-complex="'AGaramond Bold', 'Times New Roman'" style:font-family-generic-complex="roman" style:font-pitch-complex="variable" style:language-complex="es" style:country-complex="ES"/>
    </style:style>
    <style:style style:name="Encabezado-10" style:family="paragraph" style:parent-style-name="Standard_20__28_user_29_">
      <style:paragraph-properties fo:margin-top="0.106cm" fo:margin-bottom="0cm" style:contextual-spacing="false" fo:orphans="2" fo:widows="2"/>
      <style:text-properties fo:color="#008000" style:font-name="Eras Md BT" fo:font-family="'Eras Md BT'" style:font-family-generic="swiss" style:font-pitch="variable" fo:font-size="10pt" style:letter-kerning="true" style:font-name-asian="Lucida Sans Unicode" style:font-family-asian="'Lucida Sans Unicode'" style:font-family-generic-asian="swiss" style:font-pitch-asian="variable" style:font-size-asian="10pt" style:font-name-complex="AGaramond Bold" style:font-family-complex="'AGaramond Bold', 'Times New Roman'" style:font-family-generic-complex="roman" style:font-pitch-complex="variable" style:language-complex="es" style:country-complex="ES"/>
    </style:style>
    <style:style style:name="Tabla_20_Pie" style:display-name="Tabla Pie" style:family="paragraph" style:parent-style-name="Párrafo_20_Nivel_20_1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fo:font-size="9pt" fo:font-weight="bold" style:font-size-asian="9pt" style:font-weight-asian="bold"/>
    </style:style>
    <style:style style:name="Tabla_20_Título" style:display-name="Tabla Título" style:family="paragraph" style:parent-style-name="Standard">
      <style:paragraph-properties fo:text-align="center" style:justify-single-word="false"/>
      <style:text-properties fo:font-size="11pt" fo:font-weight="bold" style:font-size-asian="11pt" style:font-weight-asian="bold" style:font-size-complex="11pt"/>
    </style:style>
    <style:style style:name="Figuras" style:family="paragraph" style:parent-style-name="Epígrafe">
      <style:paragraph-properties fo:margin-top="0.212cm" fo:margin-bottom="0.423cm" style:contextual-spacing="false" fo:text-align="center" style:justify-single-word="false"/>
    </style:style>
    <style:style style:name="Encabezado_20_de_20_mensaje" style:display-name="Encabezado de mensaje" style:family="paragraph" style:parent-style-name="Standard">
      <style:paragraph-properties fo:margin-left="2cm" fo:margin-right="0cm" fo:margin-top="0cm" fo:margin-bottom="0cm" style:contextual-spacing="false" fo:text-indent="-2cm" style:auto-text-indent="false" fo:background-color="#cccccc" fo:padding="0.035cm" fo:border="0.51pt solid #000000">
        <style:background-image/>
      </style:paragraph-properties>
      <style:text-properties style:font-name-complex="Arial" style:font-family-complex="Arial" style:font-family-generic-complex="swiss" style:font-pitch-complex="variable" style:font-size-complex="12pt"/>
    </style:style>
    <style:style style:name="Lista_20_con_20_números_20_4" style:display-name="Lista con números 4" style:family="paragraph" style:parent-style-name="Standard" style:list-style-name="WW8Num2">
      <style:paragraph-properties fo:margin-left="2.131cm" fo:margin-right="0cm" fo:margin-top="0.106cm" fo:margin-bottom="0.106cm" style:contextual-spacing="false" fo:text-align="justify" style:justify-single-word="false" fo:text-indent="-0.63cm" style:auto-text-indent="false"/>
    </style:style>
    <style:style style:name="Lista_20_con_20_números_20_5" style:display-name="Lista con números 5" style:family="paragraph" style:parent-style-name="Standard" style:list-style-name="WW8Num1">
      <style:paragraph-properties fo:margin-left="2.63cm" fo:margin-right="0cm" fo:margin-top="0.106cm" fo:margin-bottom="0.106cm" style:contextual-spacing="false" fo:text-align="justify" style:justify-single-word="false" fo:text-indent="-0.63cm" style:auto-text-indent="false"/>
    </style:style>
    <style:style style:name="Saludo" style:family="paragraph" style:parent-style-name="Standard" style:next-style-name="Standard"/>
    <style:style style:name="Sangría_20_2_20_de_20_t._20_independiente" style:display-name="Sangría 2 de t. independiente" style:family="paragraph" style:parent-style-name="Standard">
      <style:paragraph-properties fo:margin-left="0.499cm" fo:margin-right="0cm" fo:margin-top="0cm" fo:margin-bottom="0.212cm" style:contextual-spacing="false" fo:line-height="200%" fo:text-indent="0cm" style:auto-text-indent="false"/>
    </style:style>
    <style:style style:name="Sangría_20_3_20_de_20_t._20_independiente" style:display-name="Sangría 3 de t. independiente" style:family="paragraph" style:parent-style-name="Standard">
      <style:paragraph-properties fo:margin-left="0.499cm" fo:margin-right="0cm" fo:margin-top="0cm" fo:margin-bottom="0.212cm" style:contextual-spacing="false" fo:text-indent="0cm" style:auto-text-indent="false"/>
      <style:text-properties fo:font-size="8pt" style:font-size-asian="8pt" style:font-size-complex="8pt"/>
    </style:style>
    <style:style style:name="Tabla_20_de_20_ilustraciones" style:display-name="Tabla de ilustraciones" style:family="paragraph" style:parent-style-name="Standard" style:next-style-name="Standard"/>
    <style:style style:name="Texto_20_independiente_20_3" style:display-name="Texto independiente 3" style:family="paragraph" style:parent-style-name="Standard">
      <style:paragraph-properties fo:margin-top="0cm" fo:margin-bottom="0.212cm" style:contextual-spacing="false"/>
      <style:text-properties fo:font-size="8pt" style:font-size-asian="8pt" style:font-size-complex="8pt"/>
    </style:style>
    <style:style style:name="Texto_20_independiente_20_primera_20_sangría" style:display-name="Texto independiente primera sangría" style:family="paragraph" style:parent-style-name="Text_20_body">
      <style:paragraph-properties fo:margin-left="0cm" fo:margin-right="0cm" fo:margin-top="0cm" fo:margin-bottom="0.212cm" style:contextual-spacing="false" fo:text-align="start" style:justify-single-word="false" fo:text-indent="0.37cm" style:auto-text-indent="false">
        <style:tab-stops/>
      </style:paragraph-properties>
      <style:text-properties style:font-name="NewsGotT" fo:font-family="NewsGotT" style:font-pitch="variable" fo:font-size="12pt" fo:font-style="normal" style:font-size-asian="12pt" style:font-style-asian="normal" style:font-name-complex="NewsGotT" style:font-family-complex="NewsGotT" style:font-pitch-complex="variable"/>
    </style:style>
    <style:style style:name="Texto_20_independiente_20_primera_20_sangría_20_2" style:display-name="Texto independiente primera sangría 2" style:family="paragraph" style:parent-style-name="Text_20_body_20_indent">
      <style:paragraph-properties fo:margin-left="0.499cm" fo:margin-right="0cm" fo:margin-top="0cm" fo:margin-bottom="0.212cm" style:contextual-spacing="false" fo:text-align="start" style:justify-single-word="false" fo:text-indent="0.37cm" style:auto-text-indent="false"/>
    </style:style>
    <style:style style:name="Footnote" style:family="paragraph" style:parent-style-name="Standard" style:class="extra">
      <style:text-properties fo:font-size="10pt" style:font-size-asian="10pt"/>
    </style:style>
    <style:style style:name="Cierre" style:family="paragraph" style:parent-style-name="Standard">
      <style:paragraph-properties fo:margin-left="7.5cm" fo:margin-right="0cm" fo:margin-top="0cm" fo:margin-bottom="0cm" style:contextual-spacing="false" fo:text-indent="0cm" style:auto-text-indent="false"/>
    </style:style>
    <style:style style:name="Encabezado_20_de_20_nota" style:display-name="Encabezado de nota" style:family="paragraph" style:parent-style-name="Standard" style:next-style-name="Standard"/>
    <style:style style:name="Fecha" style:family="paragraph" style:parent-style-name="Standard" style:next-style-name="Standard"/>
    <style:style style:name="HTML_20_con_20_formato_20_previo" style:display-name="HTML con formato previo" style:family="paragraph" style:parent-style-name="Standard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List_20_4" style:display-name="List 4" style:family="paragraph" style:parent-style-name="Standard" style:class="list">
      <style:paragraph-properties fo:margin-left="1.997cm" fo:margin-right="0cm" fo:margin-top="0cm" fo:margin-bottom="0cm" style:contextual-spacing="false" fo:text-indent="-0.499cm" style:auto-text-indent="false"/>
    </style:style>
    <style:style style:name="List_20_5" style:display-name="List 5" style:family="paragraph" style:parent-style-name="Standard" style:class="list">
      <style:paragraph-properties fo:margin-left="2.496cm" fo:margin-right="0cm" fo:margin-top="0cm" fo:margin-bottom="0cm" style:contextual-spacing="false" fo:text-indent="-0.499cm" style:auto-text-indent="false"/>
    </style:style>
    <style:style style:name="Dirección_20_HTML" style:display-name="Dirección HTML" style:family="paragraph" style:parent-style-name="Standard">
      <style:text-properties fo:font-style="italic" style:font-style-asian="italic" style:font-style-complex="italic"/>
    </style:style>
    <style:style style:name="Asunto_20_del_20_comentario" style:display-name="Asunto del comentario" style:family="paragraph" style:parent-style-name="Texto_20_comentario" style:next-style-name="Texto_20_comentario">
      <style:text-properties fo:color="#000000" style:font-name="NewsGotT" fo:font-family="NewsGotT" style:font-pitch="variable" fo:language="es" fo:country="ES" fo:font-weight="bold" style:font-weight-asian="bold" style:font-name-complex="NewsGotT" style:font-family-complex="NewsGotT" style:font-pitch-complex="variable" style:font-weight-complex="bold"/>
    </style:style>
    <style:style style:name="Continuar_20_lista" style:display-name="Continuar lista" style:family="paragraph" style:parent-style-name="Standard">
      <style:paragraph-properties fo:margin-left="0.499cm" fo:margin-right="0cm" fo:margin-top="0cm" fo:margin-bottom="0.212cm" style:contextual-spacing="false" fo:text-indent="0cm" style:auto-text-indent="false"/>
    </style:style>
    <style:style style:name="Index_20_2" style:display-name="Index 2" style:family="paragraph" style:parent-style-name="Standard" style:next-style-name="Standard" style:class="index">
      <style:paragraph-properties fo:margin-left="0.847cm" fo:margin-right="0cm" fo:margin-top="0cm" fo:margin-bottom="0cm" style:contextual-spacing="false" fo:text-indent="-0.423cm" style:auto-text-indent="false"/>
    </style:style>
    <style:style style:name="Index_20_3" style:display-name="Index 3" style:family="paragraph" style:parent-style-name="Standard" style:next-style-name="Standard" style:class="index">
      <style:paragraph-properties fo:margin-left="1.27cm" fo:margin-right="0cm" fo:margin-top="0cm" fo:margin-bottom="0cm" style:contextual-spacing="false" fo:text-indent="-0.423cm" style:auto-text-indent="false"/>
    </style:style>
    <style:style style:name="WW-Índice_20_4" style:display-name="WW-Índice 4" style:family="paragraph" style:parent-style-name="Standard" style:next-style-name="Standard">
      <style:paragraph-properties fo:margin-left="1.693cm" fo:margin-right="0cm" fo:margin-top="0cm" fo:margin-bottom="0cm" style:contextual-spacing="false" fo:text-indent="-0.423cm" style:auto-text-indent="false"/>
    </style:style>
    <style:style style:name="WW-Índice_20_5" style:display-name="WW-Índice 5" style:family="paragraph" style:parent-style-name="Standard" style:next-style-name="Standard">
      <style:paragraph-properties fo:margin-left="2.117cm" fo:margin-right="0cm" fo:margin-top="0cm" fo:margin-bottom="0cm" style:contextual-spacing="false" fo:text-indent="-0.423cm" style:auto-text-indent="false"/>
    </style:style>
    <style:style style:name="WW-Índice_20_6" style:display-name="WW-Índice 6" style:family="paragraph" style:parent-style-name="Standard" style:next-style-name="Standard">
      <style:paragraph-properties fo:margin-left="2.54cm" fo:margin-right="0cm" fo:margin-top="0cm" fo:margin-bottom="0cm" style:contextual-spacing="false" fo:text-indent="-0.423cm" style:auto-text-indent="false"/>
    </style:style>
    <style:style style:name="WW-Índice_20_7" style:display-name="WW-Índice 7" style:family="paragraph" style:parent-style-name="Standard" style:next-style-name="Standard">
      <style:paragraph-properties fo:margin-left="2.963cm" fo:margin-right="0cm" fo:margin-top="0cm" fo:margin-bottom="0cm" style:contextual-spacing="false" fo:text-indent="-0.423cm" style:auto-text-indent="false"/>
    </style:style>
    <style:style style:name="WW-Índice_20_8" style:display-name="WW-Índice 8" style:family="paragraph" style:parent-style-name="Standard" style:next-style-name="Standard">
      <style:paragraph-properties fo:margin-left="3.387cm" fo:margin-right="0cm" fo:margin-top="0cm" fo:margin-bottom="0cm" style:contextual-spacing="false" fo:text-indent="-0.423cm" style:auto-text-indent="false"/>
    </style:style>
    <style:style style:name="WW-Índice_20_9" style:display-name="WW-Índice 9" style:family="paragraph" style:parent-style-name="Standard" style:next-style-name="Standard">
      <style:paragraph-properties fo:margin-left="3.81cm" fo:margin-right="0cm" fo:margin-top="0cm" fo:margin-bottom="0cm" style:contextual-spacing="false" fo:text-indent="-0.423cm" style:auto-text-indent="false"/>
    </style:style>
    <style:style style:name="Texto_20_con_20_sangría" style:display-name="Texto con sangría" style:family="paragraph" style:parent-style-name="Standard" style:next-style-name="Standard">
      <style:paragraph-properties fo:margin-left="0.423cm" fo:margin-right="0cm" fo:margin-top="0cm" fo:margin-bottom="0cm" style:contextual-spacing="false" fo:text-indent="-0.423cm" style:auto-text-indent="false"/>
    </style:style>
    <style:style style:name="Texto_20_macro" style:display-name="Texto macro" style:family="paragraph">
      <style:paragraph-properties fo:orphans="2" fo:widows="2">
        <style:tab-stops>
          <style:tab-stop style:position="0.847cm"/>
          <style:tab-stop style:position="1.693cm"/>
          <style:tab-stop style:position="2.54cm"/>
          <style:tab-stop style:position="3.387cm"/>
          <style:tab-stop style:position="4.233cm"/>
          <style:tab-stop style:position="5.08cm"/>
          <style:tab-stop style:position="5.927cm"/>
          <style:tab-stop style:position="6.773cm"/>
          <style:tab-stop style:position="7.62cm"/>
        </style:tab-stops>
      </style:paragraph-properties>
      <style:text-properties style:use-window-font-color="true" style:font-name="Courier New" fo:font-family="'Courier New'" style:font-family-generic="modern" fo:font-size="10pt" fo:language="es" fo:country="ES" style:font-name-asian="Times New Roman" style:font-family-asian="'Times New Roman'" style:font-family-generic-asian="roman" style:font-pitch-asian="variable" style:font-size-asian="10pt" style:font-name-complex="Courier New" style:font-family-complex="'Courier New'" style:font-family-generic-complex="modern" style:font-size-complex="10pt" style:language-complex="ar" style:country-complex="SA"/>
    </style:style>
    <style:style style:name="Endnote" style:family="paragraph" style:parent-style-name="Standard" style:class="extra">
      <style:text-properties fo:font-size="10pt" style:font-size-asian="10pt"/>
    </style:style>
    <style:style style:name="Lista_20_con_20_viñetas" style:display-name="Lista con viñetas" style:family="paragraph" style:parent-style-name="Standard" style:list-style-name="WW8Num9">
      <style:paragraph-properties fo:margin-left="0.63cm" fo:margin-right="0cm" fo:margin-top="0cm" fo:margin-bottom="0cm" style:contextual-spacing="false" fo:text-align="justify" style:justify-single-word="false" fo:keep-together="always" fo:text-indent="-0.63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style:contextual-spacing="false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Encabezamineto_20_Horizontal" style:display-name="Encabezamineto Horizontal" style:family="paragraph" style:parent-style-name="Heading_20_1" style:default-outline-level="" style:list-style-name="">
      <style:paragraph-properties fo:keep-together="always" fo:orphans="2" fo:widows="2" style:writing-mode="lr-tb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WW8Num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Wingdings" fo:font-family="Wingdings" style:font-pitch="variable" style:font-charset="x-symbol" fo:font-size="7pt" style:font-size-asian="7pt" style:font-name-complex="Wingdings" style:font-family-complex="Wingdings" style:font-pitch-complex="variable" style:font-charset-complex="x-symbol"/>
    </style:style>
    <style:style style:name="WW8Num7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z0" style:family="text">
      <style:text-properties style:font-name="Calibri" fo:font-family="Calibri" style:font-family-generic="swiss" style:font-pitch="variable" fo:font-style="normal" fo:font-weight="bold" style:font-style-asian="normal" style:font-weight-asian="bold" style:font-name-complex="Calibri" style:font-family-complex="Calibri" style:font-family-generic-complex="swiss" style:font-pitch-complex="variable"/>
    </style:style>
    <style:style style:name="WW8Num13z1" style:family="text">
      <style:text-properties fo:font-style="normal" fo:font-weight="bold" style:font-style-asian="normal" style:font-weight-asian="bold"/>
    </style:style>
    <style:style style:name="WW8Num1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z2" style:family="text">
      <style:text-properties style:font-name="Wingdings" fo:font-family="Wingdings" style:font-pitch="variable" style:font-charset="x-symbol" fo:font-size="12pt" style:font-size-asian="12pt" style:font-name-complex="Wingdings" style:font-family-complex="Wingdings" style:font-pitch-complex="variable" style:font-charset-complex="x-symbol"/>
    </style:style>
    <style:style style:name="WW8Num14z3" style:family="text">
      <style:text-properties style:font-name="Webdings" fo:font-family="Webdings" style:font-family-generic="roman" style:font-pitch="variable" style:font-charset="x-symbol" style:font-name-complex="Webdings" style:font-family-complex="Webdings" style:font-family-generic-complex="roman" style:font-pitch-complex="variable" style:font-charset-complex="x-symbol"/>
    </style:style>
    <style:style style:name="WW8Num14z4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z2" style:family="text">
      <style:text-properties style:font-name="Wingdings" fo:font-family="Wingdings" style:font-pitch="variable" style:font-charset="x-symbol" fo:font-size="12pt" style:font-size-asian="12pt" style:font-name-complex="Wingdings" style:font-family-complex="Wingdings" style:font-pitch-complex="variable" style:font-charset-complex="x-symbol"/>
    </style:style>
    <style:style style:name="WW8Num15z3" style:family="text">
      <style:text-properties style:font-name="Webdings" fo:font-family="Webdings" style:font-family-generic="roman" style:font-pitch="variable" style:font-charset="x-symbol" style:font-name-complex="Webdings" style:font-family-complex="Webdings" style:font-family-generic-complex="roman" style:font-pitch-complex="variable" style:font-charset-complex="x-symbol"/>
    </style:style>
    <style:style style:name="WW8Num15z4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6z2" style:family="text">
      <style:text-properties style:font-name="Wingdings" fo:font-family="Wingdings" style:font-pitch="variable" style:font-charset="x-symbol" fo:font-size="12pt" style:font-size-asian="12pt" style:font-name-complex="Wingdings" style:font-family-complex="Wingdings" style:font-pitch-complex="variable" style:font-charset-complex="x-symbol"/>
    </style:style>
    <style:style style:name="WW8Num16z3" style:family="text">
      <style:text-properties style:font-name="Webdings" fo:font-family="Webdings" style:font-family-generic="roman" style:font-pitch="variable" style:font-charset="x-symbol" style:font-name-complex="Webdings" style:font-family-complex="Webdings" style:font-family-generic-complex="roman" style:font-pitch-complex="variable" style:font-charset-complex="x-symbol"/>
    </style:style>
    <style:style style:name="WW8Num16z4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z0" style:family="text">
      <style:text-properties fo:font-style="normal" style:font-style-asian="normal"/>
    </style:style>
    <style:style style:name="WW8Num19z0" style:family="text">
      <style:text-properties style:font-name="Symbol" fo:font-family="Symbol" style:font-family-generic="roman" style:font-pitch="variable" style:font-charset="x-symbol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0z0" style:family="text">
      <style:text-properties style:font-name="Symbol" fo:font-family="Symbol" style:font-family-generic="roman" style:font-pitch="variable" style:font-charset="x-symbol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2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0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1z0" style:family="text">
      <style:text-properties style:font-name="Calibri" fo:font-family="Calibri" style:font-family-generic="swiss" style:font-pitch="variable" fo:font-style="normal" fo:font-weight="bold" style:font-style-asian="normal" style:font-weight-asian="bold" style:font-name-complex="Calibri" style:font-family-complex="Calibri" style:font-family-generic-complex="swiss" style:font-pitch-complex="variable"/>
    </style:style>
    <style:style style:name="WW8Num21z1" style:family="text">
      <style:text-properties fo:font-style="normal" fo:font-weight="bold" style:font-style-asian="normal" style:font-weight-asian="bold"/>
    </style:style>
    <style:style style:name="WW8Num22z0" style:family="text">
      <style:text-properties fo:font-style="normal" fo:font-weight="bold" style:font-style-asian="normal" style:font-weight-asian="bold"/>
    </style:style>
    <style:style style:name="WW8Num23z0" style:family="text">
      <style:text-properties style:font-name="NewsGotT" fo:font-family="NewsGotT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2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3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9z0" style:family="text">
      <style:text-properties style:font-name="Symbol" fo:font-family="Symbol" style:font-family-generic="roman" style:font-pitch="variable" style:font-charset="x-symbol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2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9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0z0" style:family="text">
      <style:text-properties fo:font-style="normal" style:font-style-asian="normal"/>
    </style:style>
    <style:style style:name="WW8Num3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1z2" style:family="text">
      <style:text-properties style:font-name="Wingdings" fo:font-family="Wingdings" style:font-pitch="variable" style:font-charset="x-symbol" fo:font-size="12pt" style:font-size-asian="12pt" style:font-name-complex="Wingdings" style:font-family-complex="Wingdings" style:font-pitch-complex="variable" style:font-charset-complex="x-symbol"/>
    </style:style>
    <style:style style:name="WW8Num31z3" style:family="text">
      <style:text-properties style:font-name="Webdings" fo:font-family="Webdings" style:font-family-generic="roman" style:font-pitch="variable" style:font-charset="x-symbol" style:font-name-complex="Webdings" style:font-family-complex="Webdings" style:font-family-generic-complex="roman" style:font-pitch-complex="variable" style:font-charset-complex="x-symbol"/>
    </style:style>
    <style:style style:name="WW8Num31z4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Fuente_20_de_20_párrafo_20_predeter." style:display-name="Fuente de párrafo predeter." style:family="text"/>
    <style:style style:name="Line_20_numbering" style:display-name="Line numbering" style:family="text" style:parent-style-name="Fuente_20_de_20_párrafo_20_predeter.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Page_20_Number" style:display-name="Page Number" style:family="text" style:parent-style-name="Fuente_20_de_20_párrafo_20_predeter."/>
    <style:style style:name="Strong_20_Emphasis" style:display-name="Strong Emphasis" style:family="text">
      <style:text-properties fo:font-weight="bold" style:font-weight-asian="bold"/>
    </style:style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Emphasis" style:family="text" style:parent-style-name="Fuente_20_de_20_párrafo_20_predeter.">
      <style:text-properties fo:font-style="italic" fo:font-weight="bold" style:font-style-asian="italic" style:font-weight-asian="bold" style:font-style-complex="italic"/>
    </style:style>
    <style:style style:name="Texto_20_de_20_globo_20_Car" style:display-name="Texto de globo Car" style:family="text">
      <style:text-properties style:font-name="Tahoma" fo:font-family="Tahoma" style:font-family-generic="swiss" style:font-pitch="variable" fo:font-size="8pt" fo:language="es" fo:country="ES" style:font-size-asian="8pt" style:font-name-complex="AGaramond Bold" style:font-family-complex="'AGaramond Bold', 'Times New Roman'" style:font-family-generic-complex="roman" style:font-pitch-complex="variable" style:font-size-complex="8pt"/>
    </style:style>
    <style:style style:name="Endnote_20_Symbol" style:display-name="Endnote Symbol" style:family="text" style:parent-style-name="Fuente_20_de_20_párrafo_20_predeter.">
      <style:text-properties style:text-position="super 58%" fo:font-size="10pt" style:font-size-asian="10pt"/>
    </style:style>
    <style:style style:name="Footnote_20_Symbol" style:display-name="Footnote Symbol" style:family="text" style:parent-style-name="Fuente_20_de_20_párrafo_20_predeter.">
      <style:text-properties style:text-position="super 58%" fo:font-size="10pt" style:font-size-asian="10pt"/>
    </style:style>
    <style:style style:name="Pie_20_de_20_página_20_Car" style:display-name="Pie de página Car" style:family="text" style:parent-style-name="Fuente_20_de_20_párrafo_20_predeter.">
      <style:text-properties style:font-name="NewsGotT" fo:font-family="NewsGotT" style:font-pitch="variable" fo:font-size="10pt" fo:language="es" fo:country="ES" style:font-size-asian="10pt" style:font-name-complex="NewsGotT" style:font-family-complex="NewsGotT" style:font-pitch-complex="variable"/>
    </style:style>
    <style:style style:name="Variable_20_HTML" style:display-name="Variable HTML" style:family="text" style:parent-style-name="Fuente_20_de_20_párrafo_20_predeter.">
      <style:text-properties fo:font-style="italic" style:font-style-asian="italic" style:font-style-complex="italic"/>
    </style:style>
    <style:style style:name="Acrónimo_20_HTML" style:display-name="Acrónimo HTML" style:family="text" style:parent-style-name="Fuente_20_de_20_párrafo_20_predeter."/>
    <style:style style:name="Código_20_HTML" style:display-name="Código HTML" style:family="text" style:parent-style-name="Fuente_20_de_20_párrafo_20_predeter.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Definición_20_HTML" style:display-name="Definición HTML" style:family="text" style:parent-style-name="Fuente_20_de_20_párrafo_20_predeter.">
      <style:text-properties fo:font-style="italic" style:font-style-asian="italic" style:font-style-complex="italic"/>
    </style:style>
    <style:style style:name="Cita_20_HTML" style:display-name="Cita HTML" style:family="text" style:parent-style-name="Fuente_20_de_20_párrafo_20_predeter.">
      <style:text-properties fo:font-style="italic" style:font-style-asian="italic" style:font-style-complex="italic"/>
    </style:style>
    <style:style style:name="Ejemplo_20_de_20_HTML" style:display-name="Ejemplo de HTML" style:family="text" style:parent-style-name="Fuente_20_de_20_párrafo_20_predeter.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Ref._20_de_20_comentario" style:display-name="Ref. de comentario" style:family="text" style:parent-style-name="Fuente_20_de_20_párrafo_20_predeter.">
      <style:text-properties fo:font-size="8pt" style:font-size-asian="8pt" style:font-size-complex="8pt"/>
    </style:style>
    <style:style style:name="Máquina_20_de_20_escribir_20_HTML" style:display-name="Máquina de escribir HTML" style:family="text" style:parent-style-name="Fuente_20_de_20_párrafo_20_predeter.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9cm" fo:text-indent="-1.399cm" fo:margin-left="1.9cm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159cm" fo:text-indent="-1.259cm" fo:margin-left="2.159cm"/>
        </style:list-level-properties>
      </text:outline-level-style>
      <text:outline-level-style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048cm" fo:text-indent="-1.201cm" fo:margin-left="2.501cm"/>
        </style:list-level-properties>
      </text:outline-level-style>
      <text:outline-level-style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937cm" fo:text-indent="-1.397cm" fo:margin-left="3.937cm"/>
        </style:list-level-properties>
      </text:outline-level-style>
      <text:outline-level-style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826cm" fo:text-indent="-1.651cm" fo:margin-left="4.826cm"/>
        </style:list-level-properties>
      </text:outline-level-style>
      <text:outline-level-style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715cm" fo:text-indent="-1.905cm" fo:margin-left="5.715cm"/>
        </style:list-level-properties>
      </text:outline-level-style>
      <text:outline-level-style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outline-level-style>
      <text:outline-level-style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7.62cm" fo:text-indent="-2.54cm" fo:margin-left="7.62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text:bullet-char="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text:bullet-char="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text:bullet-char="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9cm" fo:text-indent="-1.399cm" fo:margin-left="1.9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159cm" fo:text-indent="-1.25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048cm" fo:text-indent="-1.201cm" fo:margin-left="2.501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937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826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71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7.62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136cm" fo:text-indent="-0.635cm" fo:margin-left="1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406cm" fo:text-indent="-0.635cm" fo:margin-left="2.40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676cm" fo:text-indent="-0.318cm" fo:margin-left="3.67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946cm" fo:text-indent="-0.635cm" fo:margin-left="4.94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216cm" fo:text-indent="-0.635cm" fo:margin-left="6.21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486cm" fo:text-indent="-0.318cm" fo:margin-left="7.4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756cm" fo:text-indent="-0.635cm" fo:margin-left="8.75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026cm" fo:text-indent="-0.635cm" fo:margin-left="10.02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296cm" fo:text-indent="-0.318cm" fo:margin-left="11.2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text:style-name="WW8Num13z0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13z1" style:num-format="1" text:display-levels="2">
        <style:list-level-properties text:list-level-position-and-space-mode="label-alignment">
          <style:list-level-label-alignment text:label-followed-by="listtab" text:list-tab-stop-position="2.604cm" fo:text-indent="-2.604cm" fo:margin-left="2.604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bullet text:level="1" text:style-name="WW8Num14z0" text:bullet-char="">
        <style:list-level-properties text:list-level-position-and-space-mode="label-alignment">
          <style:list-level-label-alignment text:label-followed-by="listtab" text:list-tab-stop-position="4.142cm" fo:text-indent="-0.635cm" fo:margin-left="4.142cm"/>
        </style:list-level-properties>
        <style:text-properties style:font-name="Symbol"/>
      </text:list-level-style-bullet>
      <text:list-level-style-bullet text:level="2" text:style-name="WW8Num14z0" text:bullet-char="">
        <style:list-level-properties text:list-level-position-and-space-mode="label-alignment">
          <style:list-level-label-alignment text:label-followed-by="listtab" text:list-tab-stop-position="4.777cm" fo:text-indent="-0.635cm" fo:margin-left="4.777cm"/>
        </style:list-level-properties>
        <style:text-properties style:font-name="Symbol"/>
      </text:list-level-style-bullet>
      <text:list-level-style-bullet text:level="3" text:style-name="WW8Num14z2" text:bullet-char="">
        <style:list-level-properties text:list-level-position-and-space-mode="label-alignment">
          <style:list-level-label-alignment text:label-followed-by="listtab" text:list-tab-stop-position="5.412cm" fo:text-indent="-0.635cm" fo:margin-left="5.412cm"/>
        </style:list-level-properties>
        <style:text-properties style:font-name="Wingdings"/>
      </text:list-level-style-bullet>
      <text:list-level-style-bullet text:level="4" text:style-name="WW8Num14z3" text:bullet-char="">
        <style:list-level-properties text:list-level-position-and-space-mode="label-alignment">
          <style:list-level-label-alignment text:label-followed-by="listtab" text:list-tab-stop-position="6.047cm" fo:text-indent="-0.635cm" fo:margin-left="6.047cm"/>
        </style:list-level-properties>
        <style:text-properties style:font-name="Webdings"/>
      </text:list-level-style-bullet>
      <text:list-level-style-bullet text:level="5" text:style-name="WW8Num14z4" text:bullet-char="">
        <style:list-level-properties text:list-level-position-and-space-mode="label-alignment">
          <style:list-level-label-alignment text:label-followed-by="listtab" text:list-tab-stop-position="6.682cm" fo:text-indent="-0.635cm" fo:margin-left="6.682cm"/>
        </style:list-level-properties>
        <style:text-properties style:font-name="Wingdings"/>
      </text:list-level-style-bullet>
      <text:list-level-style-bullet text:level="6" text:style-name="WW8Num14z0" text:bullet-char="">
        <style:list-level-properties text:list-level-position-and-space-mode="label-alignment">
          <style:list-level-label-alignment text:label-followed-by="listtab" text:list-tab-stop-position="7.317cm" fo:text-indent="-0.635cm" fo:margin-left="7.317cm"/>
        </style:list-level-properties>
        <style:text-properties style:font-name="Symbol"/>
      </text:list-level-style-bullet>
      <text:list-level-style-bullet text:level="7" text:style-name="WW8Num14z0" text:bullet-char="">
        <style:list-level-properties text:list-level-position-and-space-mode="label-alignment">
          <style:list-level-label-alignment text:label-followed-by="listtab" text:list-tab-stop-position="7.952cm" fo:text-indent="-0.635cm" fo:margin-left="7.952cm"/>
        </style:list-level-properties>
        <style:text-properties style:font-name="Symbol"/>
      </text:list-level-style-bullet>
      <text:list-level-style-bullet text:level="8" text:style-name="WW8Num14z0" text:bullet-char="">
        <style:list-level-properties text:list-level-position-and-space-mode="label-alignment">
          <style:list-level-label-alignment text:label-followed-by="listtab" text:list-tab-stop-position="8.587cm" fo:text-indent="-0.635cm" fo:margin-left="8.587cm"/>
        </style:list-level-properties>
        <style:text-properties style:font-name="Symbol"/>
      </text:list-level-style-bullet>
      <text:list-level-style-bullet text:level="9" text:style-name="WW8Num14z4" text:bullet-char="">
        <style:list-level-properties text:list-level-position-and-space-mode="label-alignment">
          <style:list-level-label-alignment text:label-followed-by="listtab" text:list-tab-stop-position="9.222cm" fo:text-indent="-0.635cm" fo:margin-left="9.222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2.138cm" fo:text-indent="-0.635cm" fo:margin-left="2.138cm"/>
        </style:list-level-properties>
        <style:text-properties style:font-name="Symbol"/>
      </text:list-level-style-bullet>
      <text:list-level-style-bullet text:level="2" text:style-name="WW8Num15z0" text:bullet-char="">
        <style:list-level-properties text:list-level-position-and-space-mode="label-alignment">
          <style:list-level-label-alignment text:label-followed-by="listtab" text:list-tab-stop-position="2.773cm" fo:text-indent="-0.635cm" fo:margin-left="2.773cm"/>
        </style:list-level-properties>
        <style:text-properties style:font-name="Symbol"/>
      </text:list-level-style-bullet>
      <text:list-level-style-bullet text:level="3" text:style-name="WW8Num15z2" text:bullet-char="">
        <style:list-level-properties text:list-level-position-and-space-mode="label-alignment">
          <style:list-level-label-alignment text:label-followed-by="listtab" text:list-tab-stop-position="3.408cm" fo:text-indent="-0.635cm" fo:margin-left="3.408cm"/>
        </style:list-level-properties>
        <style:text-properties style:font-name="Wingdings"/>
      </text:list-level-style-bullet>
      <text:list-level-style-bullet text:level="4" text:style-name="WW8Num15z3" text:bullet-char="">
        <style:list-level-properties text:list-level-position-and-space-mode="label-alignment">
          <style:list-level-label-alignment text:label-followed-by="listtab" text:list-tab-stop-position="4.043cm" fo:text-indent="-0.635cm" fo:margin-left="4.043cm"/>
        </style:list-level-properties>
        <style:text-properties style:font-name="Webdings"/>
      </text:list-level-style-bullet>
      <text:list-level-style-bullet text:level="5" text:style-name="WW8Num15z4" text:bullet-char="">
        <style:list-level-properties text:list-level-position-and-space-mode="label-alignment">
          <style:list-level-label-alignment text:label-followed-by="listtab" text:list-tab-stop-position="4.678cm" fo:text-indent="-0.635cm" fo:margin-left="4.678cm"/>
        </style:list-level-properties>
        <style:text-properties style:font-name="Wingdings"/>
      </text:list-level-style-bullet>
      <text:list-level-style-bullet text:level="6" text:style-name="WW8Num15z0" text:bullet-char="">
        <style:list-level-properties text:list-level-position-and-space-mode="label-alignment">
          <style:list-level-label-alignment text:label-followed-by="listtab" text:list-tab-stop-position="5.313cm" fo:text-indent="-0.635cm" fo:margin-left="5.313cm"/>
        </style:list-level-properties>
        <style:text-properties style:font-name="Symbol"/>
      </text:list-level-style-bullet>
      <text:list-level-style-bullet text:level="7" text:style-name="WW8Num15z0" text:bullet-char="">
        <style:list-level-properties text:list-level-position-and-space-mode="label-alignment">
          <style:list-level-label-alignment text:label-followed-by="listtab" text:list-tab-stop-position="5.948cm" fo:text-indent="-0.635cm" fo:margin-left="5.948cm"/>
        </style:list-level-properties>
        <style:text-properties style:font-name="Symbol"/>
      </text:list-level-style-bullet>
      <text:list-level-style-bullet text:level="8" text:style-name="WW8Num15z0" text:bullet-char="">
        <style:list-level-properties text:list-level-position-and-space-mode="label-alignment">
          <style:list-level-label-alignment text:label-followed-by="listtab" text:list-tab-stop-position="6.583cm" fo:text-indent="-0.635cm" fo:margin-left="6.583cm"/>
        </style:list-level-properties>
        <style:text-properties style:font-name="Symbol"/>
      </text:list-level-style-bullet>
      <text:list-level-style-bullet text:level="9" text:style-name="WW8Num15z4" text:bullet-char="">
        <style:list-level-properties text:list-level-position-and-space-mode="label-alignment">
          <style:list-level-label-alignment text:label-followed-by="listtab" text:list-tab-stop-position="7.218cm" fo:text-indent="-0.635cm" fo:margin-left="7.21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16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3" text:style-name="WW8Num16z2" text:bullet-char="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4" text:style-name="WW8Num16z3" text:bullet-char="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ebdings"/>
      </text:list-level-style-bullet>
      <text:list-level-style-bullet text:level="5" text:style-name="WW8Num16z4" text:bullet-char="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6" text:style-name="WW8Num16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7" text:style-name="WW8Num16z0" text:bullet-char="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8" text:style-name="WW8Num1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9" text:style-name="WW8Num16z4" text:bullet-char="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136cm" fo:text-indent="-0.635cm" fo:margin-left="1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406cm" fo:text-indent="-0.635cm" fo:margin-left="2.40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676cm" fo:text-indent="-0.318cm" fo:margin-left="3.67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946cm" fo:text-indent="-0.635cm" fo:margin-left="4.94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216cm" fo:text-indent="-0.635cm" fo:margin-left="6.21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486cm" fo:text-indent="-0.318cm" fo:margin-left="7.4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756cm" fo:text-indent="-0.635cm" fo:margin-left="8.75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026cm" fo:text-indent="-0.635cm" fo:margin-left="10.02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296cm" fo:text-indent="-0.318cm" fo:margin-left="11.2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number text:level="1" text:style-name="WW8Num18z0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2" text:style-name="WW8Num18z0" style:num-suffix="." style:num-format="A" style:num-letter-sync="true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style:num-prefix="(" style:num-suffix=")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prefix="(" style:num-suffix=")" style:num-format="I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9" style:num-prefix="(" style:num-suffix=")" style:num-format="i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text:bullet-char="">
        <style:list-level-properties text:list-level-position-and-space-mode="label-alignment">
          <style:list-level-label-alignment text:label-followed-by="listtab" text:list-tab-stop-position="1.136cm" fo:text-indent="-0.635cm" fo:margin-left="1.136cm"/>
        </style:list-level-properties>
        <style:text-properties style:font-name="Symbol"/>
      </text:list-level-style-bullet>
      <text:list-level-style-bullet text:level="2" text:style-name="WW8Num19z1" text:bullet-char="o">
        <style:list-level-properties text:list-level-position-and-space-mode="label-alignment">
          <style:list-level-label-alignment text:label-followed-by="listtab" text:list-tab-stop-position="2.406cm" fo:text-indent="-0.635cm" fo:margin-left="2.406cm"/>
        </style:list-level-properties>
        <style:text-properties style:font-name="Courier New1"/>
      </text:list-level-style-bullet>
      <text:list-level-style-bullet text:level="3" text:style-name="WW8Num19z2" text:bullet-char="">
        <style:list-level-properties text:list-level-position-and-space-mode="label-alignment">
          <style:list-level-label-alignment text:label-followed-by="listtab" text:list-tab-stop-position="3.676cm" fo:text-indent="-0.635cm" fo:margin-left="3.676cm"/>
        </style:list-level-properties>
        <style:text-properties style:font-name="Wingdings"/>
      </text:list-level-style-bullet>
      <text:list-level-style-bullet text:level="4" text:style-name="WW8Num19z3" text:bullet-char="">
        <style:list-level-properties text:list-level-position-and-space-mode="label-alignment">
          <style:list-level-label-alignment text:label-followed-by="listtab" text:list-tab-stop-position="4.946cm" fo:text-indent="-0.635cm" fo:margin-left="4.946cm"/>
        </style:list-level-properties>
        <style:text-properties style:font-name="Symbol"/>
      </text:list-level-style-bullet>
      <text:list-level-style-bullet text:level="5" text:style-name="WW8Num19z1" text:bullet-char="o">
        <style:list-level-properties text:list-level-position-and-space-mode="label-alignment">
          <style:list-level-label-alignment text:label-followed-by="listtab" text:list-tab-stop-position="6.216cm" fo:text-indent="-0.635cm" fo:margin-left="6.216cm"/>
        </style:list-level-properties>
        <style:text-properties style:font-name="Courier New1"/>
      </text:list-level-style-bullet>
      <text:list-level-style-bullet text:level="6" text:style-name="WW8Num19z2" text:bullet-char="">
        <style:list-level-properties text:list-level-position-and-space-mode="label-alignment">
          <style:list-level-label-alignment text:label-followed-by="listtab" text:list-tab-stop-position="7.486cm" fo:text-indent="-0.635cm" fo:margin-left="7.486cm"/>
        </style:list-level-properties>
        <style:text-properties style:font-name="Wingdings"/>
      </text:list-level-style-bullet>
      <text:list-level-style-bullet text:level="7" text:style-name="WW8Num19z3" text:bullet-char="">
        <style:list-level-properties text:list-level-position-and-space-mode="label-alignment">
          <style:list-level-label-alignment text:label-followed-by="listtab" text:list-tab-stop-position="8.756cm" fo:text-indent="-0.635cm" fo:margin-left="8.756cm"/>
        </style:list-level-properties>
        <style:text-properties style:font-name="Symbol"/>
      </text:list-level-style-bullet>
      <text:list-level-style-bullet text:level="8" text:style-name="WW8Num19z1" text:bullet-char="o">
        <style:list-level-properties text:list-level-position-and-space-mode="label-alignment">
          <style:list-level-label-alignment text:label-followed-by="listtab" text:list-tab-stop-position="10.026cm" fo:text-indent="-0.635cm" fo:margin-left="10.026cm"/>
        </style:list-level-properties>
        <style:text-properties style:font-name="Courier New1"/>
      </text:list-level-style-bullet>
      <text:list-level-style-bullet text:level="9" text:style-name="WW8Num19z2" text:bullet-char="">
        <style:list-level-properties text:list-level-position-and-space-mode="label-alignment">
          <style:list-level-label-alignment text:label-followed-by="listtab" text:list-tab-stop-position="11.296cm" fo:text-indent="-0.635cm" fo:margin-left="11.29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bullet text:level="1" text:style-name="WW8Num20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0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0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0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0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0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0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0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0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number text:level="1" text:style-name="WW8Num21z0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21z1" style:num-format="1" text:display-levels="2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number text:level="1" text:style-name="WW8Num22z0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2" text:style-name="WW8Num22z0" style:num-suffix="." style:num-format="A" style:num-letter-sync="true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style:num-prefix="(" style:num-suffix=")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prefix="(" style:num-suffix=")" style:num-format="I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9" style:num-prefix="(" style:num-suffix=")" style:num-format="i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bullet text:level="1" text:style-name="WW8Num23z0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NewsGotT"/>
      </text:list-level-style-bullet>
      <text:list-level-style-bullet text:level="2" text:style-name="WW8Num23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3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3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3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3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3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3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3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number text:level="1" style:num-prefix="Artículo " style:num-suffix="." style:num-format="I">
        <style:list-level-properties text:list-level-position-and-space-mode="label-alignment">
          <style:list-level-label-alignment text:label-followed-by="listtab" text:list-tab-stop-position="2.54cm"/>
        </style:list-level-properties>
      </text:list-level-style-number>
      <text:list-level-style-number text:level="2" style:num-prefix="Sección " style:num-format="1" text:display-levels="2">
        <style:list-level-properties text:list-level-position-and-space-mode="label-alignment">
          <style:list-level-label-alignment text:label-followed-by="listtab" text:list-tab-stop-position="1.905cm"/>
        </style:list-level-properties>
      </text:list-level-style-number>
      <text:list-level-style-number text:level="3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762cm" fo:margin-left="1.27cm"/>
        </style:list-level-properties>
      </text:list-level-style-number>
      <text:list-level-style-number text:level="4" style:num-prefix="(" style:num-suffix=")" style:num-format="i">
        <style:list-level-properties text:list-level-position-and-space-mode="label-alignment" fo:text-align="end">
          <style:list-level-label-alignment text:label-followed-by="listtab" text:list-tab-stop-position="1.524cm" fo:text-indent="-0.254cm" fo:margin-left="1.524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1.778cm" fo:text-indent="-0.762cm" fo:margin-left="1.778cm"/>
        </style:list-level-properties>
      </text:list-level-style-number>
      <text:list-level-style-number text:level="6" style:num-suffix=")" style:num-format="a" style:num-letter-sync="true">
        <style:list-level-properties text:list-level-position-and-space-mode="label-alignment">
          <style:list-level-label-alignment text:label-followed-by="listtab" text:list-tab-stop-position="2.032cm" fo:text-indent="-0.762cm" fo:margin-left="2.032cm"/>
        </style:list-level-properties>
      </text:list-level-style-number>
      <text:list-level-style-number text:level="7" style:num-suffix=")" style:num-format="i">
        <style:list-level-properties text:list-level-position-and-space-mode="label-alignment" fo:text-align="end">
          <style:list-level-label-alignment text:label-followed-by="listtab" text:list-tab-stop-position="2.286cm" fo:text-indent="-0.508cm" fo:margin-left="2.28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762cm" fo:margin-left="2.5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2.794cm" fo:text-indent="-0.25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bullet text:level="1" text:style-name="WW8Num26z0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26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6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6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6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6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6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6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3.082cm" fo:text-indent="-0.635cm" fo:margin-left="3.082cm"/>
        </style:list-level-properties>
      </text:list-level-style-number>
      <text:list-level-style-bullet text:level="2" text:style-name="WW8Num27z1" text:bullet-char="o">
        <style:list-level-properties text:list-level-position-and-space-mode="label-alignment">
          <style:list-level-label-alignment text:label-followed-by="listtab" text:list-tab-stop-position="3.538cm" fo:text-indent="-0.635cm" fo:margin-left="3.538cm"/>
        </style:list-level-properties>
        <style:text-properties style:font-name="Courier New1"/>
      </text:list-level-style-bullet>
      <text:list-level-style-bullet text:level="3" text:style-name="WW8Num27z2" text:bullet-char="">
        <style:list-level-properties text:list-level-position-and-space-mode="label-alignment">
          <style:list-level-label-alignment text:label-followed-by="listtab" text:list-tab-stop-position="4.808cm" fo:text-indent="-0.635cm" fo:margin-left="4.808cm"/>
        </style:list-level-properties>
        <style:text-properties style:font-name="Wingdings"/>
      </text:list-level-style-bullet>
      <text:list-level-style-bullet text:level="4" text:style-name="WW8Num27z3" text:bullet-char="">
        <style:list-level-properties text:list-level-position-and-space-mode="label-alignment">
          <style:list-level-label-alignment text:label-followed-by="listtab" text:list-tab-stop-position="6.078cm" fo:text-indent="-0.635cm" fo:margin-left="6.078cm"/>
        </style:list-level-properties>
        <style:text-properties style:font-name="Symbol"/>
      </text:list-level-style-bullet>
      <text:list-level-style-bullet text:level="5" text:style-name="WW8Num27z1" text:bullet-char="o">
        <style:list-level-properties text:list-level-position-and-space-mode="label-alignment">
          <style:list-level-label-alignment text:label-followed-by="listtab" text:list-tab-stop-position="7.348cm" fo:text-indent="-0.635cm" fo:margin-left="7.348cm"/>
        </style:list-level-properties>
        <style:text-properties style:font-name="Courier New1"/>
      </text:list-level-style-bullet>
      <text:list-level-style-bullet text:level="6" text:style-name="WW8Num27z2" text:bullet-char="">
        <style:list-level-properties text:list-level-position-and-space-mode="label-alignment">
          <style:list-level-label-alignment text:label-followed-by="listtab" text:list-tab-stop-position="8.618cm" fo:text-indent="-0.635cm" fo:margin-left="8.618cm"/>
        </style:list-level-properties>
        <style:text-properties style:font-name="Wingdings"/>
      </text:list-level-style-bullet>
      <text:list-level-style-bullet text:level="7" text:style-name="WW8Num27z3" text:bullet-char="">
        <style:list-level-properties text:list-level-position-and-space-mode="label-alignment">
          <style:list-level-label-alignment text:label-followed-by="listtab" text:list-tab-stop-position="9.888cm" fo:text-indent="-0.635cm" fo:margin-left="9.888cm"/>
        </style:list-level-properties>
        <style:text-properties style:font-name="Symbol"/>
      </text:list-level-style-bullet>
      <text:list-level-style-bullet text:level="8" text:style-name="WW8Num27z1" text:bullet-char="o">
        <style:list-level-properties text:list-level-position-and-space-mode="label-alignment">
          <style:list-level-label-alignment text:label-followed-by="listtab" text:list-tab-stop-position="11.158cm" fo:text-indent="-0.635cm" fo:margin-left="11.158cm"/>
        </style:list-level-properties>
        <style:text-properties style:font-name="Courier New1"/>
      </text:list-level-style-bullet>
      <text:list-level-style-bullet text:level="9" text:style-name="WW8Num27z2" text:bullet-char="">
        <style:list-level-properties text:list-level-position-and-space-mode="label-alignment">
          <style:list-level-label-alignment text:label-followed-by="listtab" text:list-tab-stop-position="12.428cm" fo:text-indent="-0.635cm" fo:margin-left="12.42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 text:consecutive-numbering="true">
      <text:list-level-style-bullet text:level="1" text:style-name="WW8Num28z0" text:bullet-char="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  <style:text-properties style:font-name="Symbol"/>
      </text:list-level-style-bullet>
      <text:list-level-style-bullet text:level="2" text:style-name="WW8Num28z1" text:bullet-char="o">
        <style:list-level-properties text:list-level-position-and-space-mode="label-alignment">
          <style:list-level-label-alignment text:label-followed-by="listtab" text:list-tab-stop-position="2.589cm" fo:text-indent="-0.635cm" fo:margin-left="2.589cm"/>
        </style:list-level-properties>
        <style:text-properties style:font-name="Courier New1"/>
      </text:list-level-style-bullet>
      <text:list-level-style-bullet text:level="3" text:style-name="WW8Num28z2" text:bullet-char="">
        <style:list-level-properties text:list-level-position-and-space-mode="label-alignment">
          <style:list-level-label-alignment text:label-followed-by="listtab" text:list-tab-stop-position="3.859cm" fo:text-indent="-0.635cm" fo:margin-left="3.859cm"/>
        </style:list-level-properties>
        <style:text-properties style:font-name="Wingdings"/>
      </text:list-level-style-bullet>
      <text:list-level-style-bullet text:level="4" text:style-name="WW8Num28z0" text:bullet-char="">
        <style:list-level-properties text:list-level-position-and-space-mode="label-alignment">
          <style:list-level-label-alignment text:label-followed-by="listtab" text:list-tab-stop-position="5.129cm" fo:text-indent="-0.635cm" fo:margin-left="5.129cm"/>
        </style:list-level-properties>
        <style:text-properties style:font-name="Symbol"/>
      </text:list-level-style-bullet>
      <text:list-level-style-bullet text:level="5" text:style-name="WW8Num28z1" text:bullet-char="o">
        <style:list-level-properties text:list-level-position-and-space-mode="label-alignment">
          <style:list-level-label-alignment text:label-followed-by="listtab" text:list-tab-stop-position="6.399cm" fo:text-indent="-0.635cm" fo:margin-left="6.399cm"/>
        </style:list-level-properties>
        <style:text-properties style:font-name="Courier New1"/>
      </text:list-level-style-bullet>
      <text:list-level-style-bullet text:level="6" text:style-name="WW8Num28z2" text:bullet-char="">
        <style:list-level-properties text:list-level-position-and-space-mode="label-alignment">
          <style:list-level-label-alignment text:label-followed-by="listtab" text:list-tab-stop-position="7.669cm" fo:text-indent="-0.635cm" fo:margin-left="7.669cm"/>
        </style:list-level-properties>
        <style:text-properties style:font-name="Wingdings"/>
      </text:list-level-style-bullet>
      <text:list-level-style-bullet text:level="7" text:style-name="WW8Num28z0" text:bullet-char="">
        <style:list-level-properties text:list-level-position-and-space-mode="label-alignment">
          <style:list-level-label-alignment text:label-followed-by="listtab" text:list-tab-stop-position="8.939cm" fo:text-indent="-0.635cm" fo:margin-left="8.939cm"/>
        </style:list-level-properties>
        <style:text-properties style:font-name="Symbol"/>
      </text:list-level-style-bullet>
      <text:list-level-style-bullet text:level="8" text:style-name="WW8Num28z1" text:bullet-char="o">
        <style:list-level-properties text:list-level-position-and-space-mode="label-alignment">
          <style:list-level-label-alignment text:label-followed-by="listtab" text:list-tab-stop-position="10.209cm" fo:text-indent="-0.635cm" fo:margin-left="10.209cm"/>
        </style:list-level-properties>
        <style:text-properties style:font-name="Courier New1"/>
      </text:list-level-style-bullet>
      <text:list-level-style-bullet text:level="9" text:style-name="WW8Num28z2" text:bullet-char="">
        <style:list-level-properties text:list-level-position-and-space-mode="label-alignment">
          <style:list-level-label-alignment text:label-followed-by="listtab" text:list-tab-stop-position="11.479cm" fo:text-indent="-0.635cm" fo:margin-left="11.47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bullet text:level="1" text:style-name="WW8Num2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9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9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9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9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9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9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9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9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text:style-name="WW8Num30z0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2" text:style-name="WW8Num30z0" style:num-suffix="." style:num-format="A" style:num-letter-sync="true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style:num-prefix="(" style:num-suffix=")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prefix="(" style:num-suffix=")" style:num-format="I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9" style:num-prefix="(" style:num-suffix=")" style:num-format="i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bullet text:level="1" text:style-name="WW8Num31z0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31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3" text:style-name="WW8Num31z2" text:bullet-char="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4" text:style-name="WW8Num31z3" text:bullet-char="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ebdings"/>
      </text:list-level-style-bullet>
      <text:list-level-style-bullet text:level="5" text:style-name="WW8Num31z4" text:bullet-char="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6" text:style-name="WW8Num31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7" text:style-name="WW8Num31z0" text:bullet-char="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8" text:style-name="WW8Num3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9" text:style-name="WW8Num31z4" text:bullet-char="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5" style:family="table">
      <style:table-properties style:width="16.367cm" fo:margin-left="-0.069cm" table:align="left" style:writing-mode="lr-tb"/>
    </style:style>
    <style:style style:name="Tabla5.A" style:family="table-column">
      <style:table-column-properties style:column-width="5.454cm"/>
    </style:style>
    <style:style style:name="Tabla5.B" style:family="table-column">
      <style:table-column-properties style:column-width="2.023cm"/>
    </style:style>
    <style:style style:name="Tabla5.C" style:family="table-column">
      <style:table-column-properties style:column-width="8.89cm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top" fo:padding-left="0.018cm" fo:padding-right="0.018cm" fo:padding-top="0cm" fo:padding-bottom="0cm" fo:border="none" style:writing-mode="lr-tb"/>
    </style:style>
    <style:style style:name="Tabla6" style:family="table">
      <style:table-properties fo:margin-left="-0.069cm" fo:margin-right="0cm" table:align="margins" style:writing-mode="lr-tb"/>
    </style:style>
    <style:style style:name="Tabla6.A" style:family="table-column">
      <style:table-column-properties style:rel-column-width="14145*"/>
    </style:style>
    <style:style style:name="Tabla6.B" style:family="table-column">
      <style:table-column-properties style:rel-column-width="27302*"/>
    </style:style>
    <style:style style:name="Tabla6.C" style:family="table-column">
      <style:table-column-properties style:rel-column-width="24088*"/>
    </style:style>
    <style:style style:name="Tabla6.1" style:family="table-row">
      <style:table-row-properties fo:keep-together="auto"/>
    </style:style>
    <style:style style:name="Tabla6.A1" style:family="table-cell">
      <style:table-cell-properties style:vertical-align="top" fo:padding-left="0.018cm" fo:padding-right="0.018cm" fo:padding-top="0cm" fo:padding-bottom="0cm" fo:border="none" style:writing-mode="lr-tb"/>
    </style:style>
    <style:style style:name="Tabla18" style:family="table">
      <style:table-properties fo:margin-left="-0.069cm" fo:margin-right="0.053cm" table:align="margins" style:writing-mode="lr-tb"/>
    </style:style>
    <style:style style:name="Tabla18.A" style:family="table-column">
      <style:table-column-properties style:rel-column-width="14175*"/>
    </style:style>
    <style:style style:name="Tabla18.B" style:family="table-column">
      <style:table-column-properties style:rel-column-width="26947*"/>
    </style:style>
    <style:style style:name="Tabla18.C" style:family="table-column">
      <style:table-column-properties style:rel-column-width="24413*"/>
    </style:style>
    <style:style style:name="Tabla18.1" style:family="table-row">
      <style:table-row-properties fo:keep-together="auto"/>
    </style:style>
    <style:style style:name="Tabla18.A1" style:family="table-cell">
      <style:table-cell-properties style:vertical-align="top" fo:padding-left="0.018cm" fo:padding-right="0.018cm" fo:padding-top="0cm" fo:padding-bottom="0cm" fo:border="none" style:writing-mode="lr-tb"/>
    </style:style>
    <style:style style:name="Tabla17" style:family="table">
      <style:table-properties fo:margin-left="0.33cm" fo:margin-right="0.051cm" table:align="margins" style:writing-mode="lr-tb"/>
    </style:style>
    <style:style style:name="Tabla17.A" style:family="table-column">
      <style:table-column-properties style:rel-column-width="30461*"/>
    </style:style>
    <style:style style:name="Tabla17.B" style:family="table-column">
      <style:table-column-properties style:rel-column-width="35074*"/>
    </style:style>
    <style:style style:name="Tabla17.1" style:family="table-row">
      <style:table-row-properties fo:keep-together="auto"/>
    </style:style>
    <style:style style:name="Tabla17.A1" style:family="table-cell">
      <style:table-cell-properties style:vertical-align="top" fo:padding-left="0.123cm" fo:padding-right="0.123cm" fo:padding-top="0cm" fo:padding-bottom="0cm" fo:border-left="none" fo:border-right="none" fo:border-top="0.5pt solid #000000" fo:border-bottom="none" style:writing-mode="lr-tb"/>
    </style:style>
    <style:style style:name="Tabla19" style:family="table">
      <style:table-properties fo:margin-left="-0.123cm" fo:margin-right="0.048cm" table:align="margins" style:writing-mode="lr-tb"/>
    </style:style>
    <style:style style:name="Tabla19.A" style:family="table-column">
      <style:table-column-properties style:rel-column-width="31085*"/>
    </style:style>
    <style:style style:name="Tabla19.B" style:family="table-column">
      <style:table-column-properties style:rel-column-width="34450*"/>
    </style:style>
    <style:style style:name="Tabla19.1" style:family="table-row">
      <style:table-row-properties fo:keep-together="auto"/>
    </style:style>
    <style:style style:name="Tabla19.A1" style:family="table-cell">
      <style:table-cell-properties style:vertical-align="top" fo:padding-left="0.123cm" fo:padding-right="0.123cm" fo:padding-top="0cm" fo:padding-bottom="0cm" fo:border-left="none" fo:border-right="none" fo:border-top="0.5pt solid #000000" fo:border-bottom="none" style:writing-mode="lr-tb"/>
    </style:style>
    <style:style style:name="Tabla1" style:family="table">
      <style:table-properties style:width="16.367cm" fo:margin-left="-0.069cm" table:align="left" style:writing-mode="lr-tb"/>
    </style:style>
    <style:style style:name="Tabla1.A" style:family="table-column">
      <style:table-column-properties style:column-width="5.454cm"/>
    </style:style>
    <style:style style:name="Tabla1.B" style:family="table-column">
      <style:table-column-properties style:column-width="2.023cm"/>
    </style:style>
    <style:style style:name="Tabla1.C" style:family="table-column">
      <style:table-column-properties style:column-width="8.89cm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top" fo:padding-left="0.018cm" fo:padding-right="0.018cm" fo:padding-top="0cm" fo:padding-bottom="0cm" fo:border="none" style:writing-mode="lr-tb"/>
    </style:style>
    <style:style style:name="Tabla9" style:family="table">
      <style:table-properties style:width="16.087cm" fo:margin-left="0.423cm" table:align="left" style:writing-mode="lr-tb"/>
    </style:style>
    <style:style style:name="Tabla9.A" style:family="table-column">
      <style:table-column-properties style:column-width="11.642cm"/>
    </style:style>
    <style:style style:name="Tabla9.B" style:family="table-column">
      <style:table-column-properties style:column-width="4.445cm"/>
    </style:style>
    <style:style style:name="Tabla9.1" style:family="table-row">
      <style:table-row-properties fo:keep-together="auto"/>
    </style:style>
    <style:style style:name="Tabla9.A1" style:family="table-cell">
      <style:table-cell-properties style:vertical-align="top" fo:padding-left="0.123cm" fo:padding-right="0.123cm" fo:padding-top="0cm" fo:padding-bottom="0cm" fo:border-left="none" fo:border-right="none" fo:border-top="0.5pt solid #c0c0c0" fo:border-bottom="none" style:writing-mode="lr-tb"/>
    </style:style>
    <style:style style:name="Tabla2" style:family="table">
      <style:table-properties style:width="16.367cm" fo:margin-left="-0.069cm" table:align="left" style:writing-mode="lr-tb"/>
    </style:style>
    <style:style style:name="Tabla2.A" style:family="table-column">
      <style:table-column-properties style:column-width="5.454cm"/>
    </style:style>
    <style:style style:name="Tabla2.B" style:family="table-column">
      <style:table-column-properties style:column-width="2.023cm"/>
    </style:style>
    <style:style style:name="Tabla2.C" style:family="table-column">
      <style:table-column-properties style:column-width="8.89cm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top" fo:padding-left="0.018cm" fo:padding-right="0.018cm" fo:padding-top="0cm" fo:padding-bottom="0cm" fo:border="none" style:writing-mode="lr-tb"/>
    </style:style>
    <style:style style:name="Tabla3" style:family="table">
      <style:table-properties style:width="16.087cm" fo:margin-left="0.423cm" table:align="left" style:writing-mode="lr-tb"/>
    </style:style>
    <style:style style:name="Tabla3.A" style:family="table-column">
      <style:table-column-properties style:column-width="11.642cm"/>
    </style:style>
    <style:style style:name="Tabla3.B" style:family="table-column">
      <style:table-column-properties style:column-width="4.445cm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top" fo:padding-left="0.123cm" fo:padding-right="0.123cm" fo:padding-top="0cm" fo:padding-bottom="0cm" fo:border-left="none" fo:border-right="none" fo:border-top="0.5pt solid #c0c0c0" fo:border-bottom="none" style:writing-mode="lr-tb"/>
    </style:style>
    <style:style style:name="MP1" style:family="paragraph" style:parent-style-name="Standard">
      <style:paragraph-properties fo:margin-left="-0.279cm" fo:margin-right="0cm" fo:text-indent="0.279cm" style:auto-text-indent="false" style:snap-to-layout-grid="false">
        <style:tab-stops>
          <style:tab-stop style:position="4.972cm" style:type="center"/>
        </style:tab-stops>
      </style:paragraph-properties>
      <style:text-properties fo:color="#008000" fo:language="zxx" fo:country="none" style:language-asian="zxx" style:country-asian="none"/>
    </style:style>
    <style:style style:name="MP2" style:family="paragraph" style:parent-style-name="Standard">
      <style:paragraph-properties style:snap-to-layout-grid="false"/>
      <style:text-properties fo:color="#008000"/>
    </style:style>
    <style:style style:name="MP3" style:family="paragraph" style:parent-style-name="Encabezado-12">
      <style:paragraph-properties fo:margin-left="0cm" fo:margin-right="-0.309cm" fo:text-align="start" style:justify-single-word="false" fo:text-indent="0cm" style:auto-text-indent="false" style:snap-to-layout-grid="false"/>
      <style:text-properties fo:letter-spacing="-0.028cm" style:text-scale="80%"/>
    </style:style>
    <style:style style:name="MP4" style:family="paragraph" style:parent-style-name="Standard">
      <style:paragraph-properties fo:margin-left="-0.279cm" fo:margin-right="0cm" fo:text-indent="0.279cm" style:auto-text-indent="false" style:snap-to-layout-grid="false">
        <style:tab-stops>
          <style:tab-stop style:position="4.972cm" style:type="center"/>
        </style:tab-stops>
      </style:paragraph-properties>
      <style:text-properties fo:color="#008000" fo:letter-spacing="-0.028cm" fo:language="zxx" fo:country="none" style:letter-kerning="true" style:language-asian="zxx" style:country-asian="none" style:text-scale="80%"/>
    </style:style>
    <style:style style:name="MP5" style:family="paragraph" style:parent-style-name="Standard">
      <style:paragraph-properties style:snap-to-layout-grid="false"/>
      <style:text-properties fo:color="#008000" style:letter-kerning="true"/>
    </style:style>
    <style:style style:name="MP6" style:family="paragraph" style:parent-style-name="Encabezado-10">
      <style:paragraph-properties fo:margin-left="0cm" fo:margin-right="-0.044cm" fo:margin-top="0cm" fo:margin-bottom="0cm" style:contextual-spacing="false" fo:text-align="start" style:justify-single-word="false" fo:text-indent="0cm" style:auto-text-indent="false"/>
    </style:style>
    <style:style style:name="MP7" style:family="paragraph" style:parent-style-name="Footer" style:list-style-name="WW8Num21">
      <style:paragraph-properties fo:margin-left="0.379cm" fo:margin-right="0.009cm" fo:text-indent="-0.741cm" style:auto-text-indent="false" style:snap-to-layout-grid="false">
        <style:tab-stops>
          <style:tab-stop style:position="7.5cm" style:type="center"/>
          <style:tab-stop style:position="15cm" style:type="right"/>
        </style:tab-stops>
      </style:paragraph-properties>
      <style:text-properties fo:font-size="8pt" fo:language="zxx" fo:country="none" style:font-size-asian="8pt" style:language-asian="zxx" style:country-asian="none"/>
    </style:style>
    <style:style style:name="MP8" style:family="paragraph" style:parent-style-name="Footer" style:list-style-name="WW8Num21">
      <style:paragraph-properties fo:margin-left="0.379cm" fo:margin-right="0.009cm" fo:text-indent="-0.741cm" style:auto-text-indent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P9" style:family="paragraph" style:parent-style-name="Footer" style:list-style-name="WW8Num21">
      <style:paragraph-properties fo:margin-left="0.353cm" fo:margin-right="0.009cm" fo:text-indent="-0.741cm" style:auto-text-indent="false">
        <style:tab-stops>
          <style:tab-stop style:position="7.5cm" style:type="center"/>
          <style:tab-stop style:position="15cm" style:type="right"/>
        </style:tab-stops>
      </style:paragraph-properties>
      <style:text-properties fo:font-size="8pt" fo:language="zxx" fo:country="none" style:font-size-asian="8pt" style:language-asian="zxx" style:country-asian="none"/>
    </style:style>
    <style:style style:name="MP10" style:family="paragraph" style:parent-style-name="Footer" style:list-style-name="WW8Num21">
      <style:paragraph-properties fo:text-align="end" style:justify-single-word="false" style:snap-to-layout-grid="false"/>
    </style:style>
    <style:style style:name="MP11" style:family="paragraph" style:parent-style-name="Footer" style:list-style-name="WW8Num21">
      <style:paragraph-properties fo:text-align="end" style:justify-single-word="false"/>
    </style:style>
    <style:style style:name="MP12" style:family="paragraph" style:parent-style-name="Footer">
      <style:text-properties fo:language="zxx" fo:country="none" style:language-asian="zxx" style:country-asian="none"/>
    </style:style>
    <style:style style:name="MP13" style:family="paragraph" style:parent-style-name="Footer">
      <style:text-properties fo:font-size="8pt" fo:language="zxx" fo:country="none" style:font-size-asian="8pt" style:language-asian="zxx" style:country-asian="none"/>
    </style:style>
    <style:style style:name="MP14" style:family="paragraph" style:parent-style-name="Footer">
      <style:paragraph-properties fo:text-align="end" style:justify-single-word="false"/>
    </style:style>
    <style:style style:name="MT1" style:family="text">
      <style:text-properties style:letter-kerning="true" style:text-scale="80%"/>
    </style:style>
    <style:style style:name="MT2" style:family="text">
      <style:text-properties fo:font-size="8pt" fo:language="zxx" fo:country="none" style:font-size-asian="8pt" style:language-asian="zxx" style:country-asian="none"/>
    </style:style>
    <style:style style:name="M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401cm" fo:margin-bottom="0.4cm" fo:margin-left="2.501cm" fo:margin-right="2cm" style:writing-mode="lr-tb" style:layout-grid-color="#c0c0c0" style:layout-grid-lines="48" style:layout-grid-base-height="0.57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6cm" fo:margin-left="0cm" fo:margin-right="0cm" fo:margin-bottom="0.501cm" style:dynamic-spacing="true"/>
      </style:header-style>
      <style:footer-style>
        <style:header-footer-properties fo:min-height="0.6cm" fo:margin-left="0cm" fo:margin-right="0cm" fo:margin-top="0.50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1cm" fo:margin-left="2.501cm" fo:margin-right="2cm" style:writing-mode="lr-tb" style:layout-grid-color="#c0c0c0" style:layout-grid-lines="46" style:layout-grid-base-height="0.57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style:page-layout style:name="Mpm3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1.401cm" fo:margin-bottom="0.4cm" fo:margin-left="2.501cm" fo:margin-right="2cm" fo:background-color="transparent" style:writing-mode="lr-tb" style:layout-grid-color="#c0c0c0" style:layout-grid-lines="48" style:layout-grid-base-height="0.57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6cm" fo:margin-left="0cm" fo:margin-right="0cm" fo:margin-bottom="1.499cm" style:dynamic-spacing="true"/>
      </style:header-style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9">
      <style:page-layout-properties fo:page-width="21.001cm" fo:page-height="29.7cm" style:num-format="1" style:print-orientation="portrait" fo:margin-top="1.401cm" fo:margin-bottom="0.4cm" fo:margin-left="2.501cm" fo:margin-right="2.251cm" style:writing-mode="lr-tb" style:layout-grid-color="#c0c0c0" style:layout-grid-lines="48" style:layout-grid-base-height="0.57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6cm" fo:margin-left="0cm" fo:margin-right="0cm" fo:margin-bottom="0.501cm" style:dynamic-spacing="true"/>
      </style:header-style>
      <style:footer-style>
        <style:header-footer-properties fo:min-height="2.101cm" fo:margin-left="0cm" fo:margin-right="0cm" fo:margin-top="2.002cm" style:dynamic-spacing="true"/>
      </style:footer-style>
    </style:page-layout>
    <number:number-style style:name="N0">
      <number:number number:min-integer-digits="1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>
      <style:header>
        <table:table table:name="Tabla5" table:style-name="Tabla5">
          <table:table-column table:style-name="Tabla5.A"/>
          <table:table-column table:style-name="Tabla5.B"/>
          <table:table-column table:style-name="Tabla5.C"/>
          <table:table-header-rows>
            <table:table-row table:style-name="Tabla5.1">
              <table:table-cell table:style-name="Tabla5.A1" office:value-type="string">
                <text:p text:style-name="MP1"><draw:frame draw:style-name="Mfr1" draw:name="logo" text:anchor-type="char" svg:x="-0.081cm" svg:y="0.069cm" svg:width="5.383cm" svg:height="0.512cm" draw:z-index="0"><draw:image xlink:href="Pictures/10000201000001A200000028AA0E7865.png" xlink:type="simple" xlink:show="embed" xlink:actuate="onLoad"/></draw:frame></text:p>
              </table:table-cell>
              <table:table-cell table:style-name="Tabla5.A1" office:value-type="string">
                <text:p text:style-name="MP2"/>
              </table:table-cell>
              <table:table-cell table:style-name="Tabla5.A1" office:value-type="string">
                <text:p text:style-name="MP3">Consejería de Hacienda y Administración Pública</text:p>
              </table:table-cell>
            </table:table-row>
          </table:table-header-rows>
          <table:table-row table:style-name="Tabla5.1">
            <table:table-cell table:style-name="Tabla5.A1" office:value-type="string">
              <text:p text:style-name="MP4"/>
            </table:table-cell>
            <table:table-cell table:style-name="Tabla5.A1" office:value-type="string">
              <text:p text:style-name="MP5"/>
            </table:table-cell>
            <table:table-cell table:style-name="Tabla5.A1" office:value-type="string">
              <text:p text:style-name="MP6"><text:span text:style-name="MT1"><text:user-defined style:data-style-name="N0" text:name="Centro Directivo">Dirección General de Política Digital</text:user-defined></text:span><text:span text:style-name="MT1"><text:tab/></text:span></text:p>
            </table:table-cell>
          </table:table-row>
        </table:table>
        <text:p text:style-name="Header"><draw:frame draw:style-name="Mfr1" draw:name="gráficos4" text:anchor-type="char" svg:x="-2.073cm" svg:y="22.41cm" svg:width="2.29cm" svg:height="4.133cm" draw:z-index="1"><draw:image xlink:href="Pictures/1000000000000076000000D466DDCEE5.png" xlink:type="simple" xlink:show="embed" xlink:actuate="onLoad"/></draw:frame></text:p>
      </style:header>
      <style:footer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  <style:master-page style:name="Landscape" style:page-layout-name="Mpm3"/>
    <style:master-page style:name="Left_20_Page" style:display-name="Left Page" style:page-layout-name="Mpm4"/>
    <style:master-page style:name="Right_20_Page" style:display-name="Right Page" style:page-layout-name="Mpm5"/>
    <style:master-page style:name="Footnote" style:page-layout-name="Mpm6"/>
    <style:master-page style:name="Endnote" style:page-layout-name="Mpm6"/>
    <style:master-page style:name="Envelope" style:page-layout-name="Mpm7"/>
    <style:master-page style:name="_2d_Apaisado_20_con_20_Cabecera" style:display-name="-Apaisado con Cabecera" style:page-layout-name="Mpm8" style:next-style-name="Right_20_Page">
      <style:header>
        <table:table table:name="Tabla6" table:style-name="Tabla6">
          <table:table-column table:style-name="Tabla6.A"/>
          <table:table-column table:style-name="Tabla6.B"/>
          <table:table-column table:style-name="Tabla6.C"/>
          <table:table-header-rows>
            <table:table-row table:style-name="Tabla6.1">
              <table:table-cell table:style-name="Tabla6.A1" office:value-type="string">
                <text:p text:style-name="MP1"><draw:frame draw:style-name="Mfr1" draw:name="gráficos5" text:anchor-type="char" svg:x="-0.081cm" svg:y="0.069cm" svg:width="5.383cm" svg:height="0.512cm" draw:z-index="0"><draw:image xlink:href="Pictures/10000201000001A200000028AA0E7865.png" xlink:type="simple" xlink:show="embed" xlink:actuate="onLoad"/></draw:frame></text:p>
              </table:table-cell>
              <table:table-cell table:style-name="Tabla6.A1" office:value-type="string">
                <text:p text:style-name="MP2"/>
              </table:table-cell>
              <table:table-cell table:style-name="Tabla6.A1" office:value-type="string">
                <text:p text:style-name="MP3">Consejería de Hacienda y Administración Pública</text:p>
              </table:table-cell>
            </table:table-row>
          </table:table-header-rows>
          <table:table-row table:style-name="Tabla6.1">
            <table:table-cell table:style-name="Tabla6.A1" office:value-type="string">
              <text:p text:style-name="MP4"/>
            </table:table-cell>
            <table:table-cell table:style-name="Tabla6.A1" office:value-type="string">
              <text:p text:style-name="MP5"/>
            </table:table-cell>
            <table:table-cell table:style-name="Tabla6.A1" office:value-type="string">
              <text:p text:style-name="MP6"><text:span text:style-name="MT1"><text:user-defined style:data-style-name="N0" text:name="Centro Directivo">Dirección General de Política Digital</text:user-defined></text:span><text:span text:style-name="MT1"><text:tab/></text:span></text:p>
            </table:table-cell>
          </table:table-row>
        </table:table>
        <text:p text:style-name="Header"><draw:frame draw:style-name="Mfr1" draw:name="gráficos7" text:anchor-type="char" svg:x="-1.861cm" svg:y="13.855cm" svg:width="2.29cm" svg:height="4.133cm" draw:z-index="0"><draw:image xlink:href="Pictures/1000000000000076000000D466DDCEE5.png" xlink:type="simple" xlink:show="embed" xlink:actuate="onLoad"/></draw:frame></text:p>
      </style:header>
      <style:header-left>
        <table:table table:name="Tabla18" table:style-name="Tabla18">
          <table:table-column table:style-name="Tabla18.A"/>
          <table:table-column table:style-name="Tabla18.B"/>
          <table:table-column table:style-name="Tabla18.C"/>
          <table:table-header-rows>
            <table:table-row table:style-name="Tabla18.1">
              <table:table-cell table:style-name="Tabla18.A1" office:value-type="string">
                <text:p text:style-name="MP1"><draw:frame draw:style-name="Mfr1" draw:name="gráficos8" text:anchor-type="char" svg:x="-0.081cm" svg:y="0.069cm" svg:width="5.383cm" svg:height="0.512cm" draw:z-index="0"><draw:image xlink:href="Pictures/10000201000001A200000028AA0E7865.png" xlink:type="simple" xlink:show="embed" xlink:actuate="onLoad"/></draw:frame></text:p>
              </table:table-cell>
              <table:table-cell table:style-name="Tabla18.A1" office:value-type="string">
                <text:p text:style-name="MP2"/>
              </table:table-cell>
              <table:table-cell table:style-name="Tabla18.A1" office:value-type="string">
                <text:p text:style-name="MP3">Consejería de Hacienda y Administración Pública</text:p>
              </table:table-cell>
            </table:table-row>
          </table:table-header-rows>
          <table:table-row table:style-name="Tabla18.1">
            <table:table-cell table:style-name="Tabla18.A1" office:value-type="string">
              <text:p text:style-name="MP4"/>
            </table:table-cell>
            <table:table-cell table:style-name="Tabla18.A1" office:value-type="string">
              <text:p text:style-name="MP5"/>
            </table:table-cell>
            <table:table-cell table:style-name="Tabla18.A1" office:value-type="string">
              <text:p text:style-name="MP6"><text:span text:style-name="MT1"><text:user-defined style:data-style-name="N0" text:name="Centro Directivo">Dirección General de Política Digital</text:user-defined></text:span><text:span text:style-name="MT1"><text:tab/></text:span></text:p>
            </table:table-cell>
          </table:table-row>
        </table:table>
        <text:p text:style-name="Header"/>
      </style:header-left>
      <style:footer>
        <table:table table:name="Tabla17" table:style-name="Tabla17">
          <table:table-column table:style-name="Tabla17.A"/>
          <table:table-column table:style-name="Tabla17.B"/>
          <table:table-row table:style-name="Tabla17.1">
            <table:table-cell table:style-name="Tabla17.A1" office:value-type="string">
              <text:list xml:id="list1266278329936259190" text:style-name="WW8Num21">
                <text:list-item>
                  <text:list>
                    <text:list-header>
                      <text:p text:style-name="MP7"><text:file-name text:display="name-and-extension">TEO_Plan de Backup y Restauración_v0.1.odt</text:file-name></text:p>
                      <text:p text:style-name="MP8"><text:span text:style-name="MT2"><text:title>Plan de Backup y Restauración</text:title></text:span><text:span text:style-name="MT2"> </text:span></text:p>
                      <text:p text:style-name="MP9"><text:subject>TEO - Gestor Integral de Proyectos</text:subject></text:p>
                    </text:list-header>
                  </text:list>
                </text:list-item>
              </text:list>
            </table:table-cell>
            <table:table-cell table:style-name="Tabla17.A1" office:value-type="string">
              <text:list xml:id="list145105103143022" text:continue-numbering="true" text:style-name="WW8Num21">
                <text:list-item>
                  <text:list>
                    <text:list-header>
                      <text:p text:style-name="MP10"><text:span text:style-name="MT2">Página </text:span><text:span text:style-name="MT2"><text:page-number text:select-page="current">0</text:page-number></text:span><text:span text:style-name="MT2"> de </text:span><text:span text:style-name="MT2"><text:page-count style:num-format="1">10</text:page-count></text:span></text:p>
                      <text:p text:style-name="MP11"><text:span text:style-name="MT2">Fecha de la versión: </text:span><text:span text:style-name="MT2"><text:user-defined style:data-style-name="N0" text:name="Fecha Versión Documento">41758</text:user-defined></text:span></text:p>
                      <text:p text:style-name="MP11"><text:span text:style-name="MT2">Versión: </text:span><text:span text:style-name="MT2"><text:user-defined style:data-style-name="N0" text:name="Versión Documento">1.0</text:user-defined></text:span></text:p>
                    </text:list-header>
                  </text:list>
                </text:list-item>
              </text:list>
            </table:table-cell>
          </table:table-row>
        </table:table>
        <text:p text:style-name="Standard"/>
      </style:footer>
      <style:footer-left>
        <text:p text:style-name="MP12"/>
        <table:table table:name="Tabla19" table:style-name="Tabla19">
          <table:table-column table:style-name="Tabla19.A"/>
          <table:table-column table:style-name="Tabla19.B"/>
          <table:table-row table:style-name="Tabla19.1">
            <table:table-cell table:style-name="Tabla19.A1" office:value-type="string">
              <text:list xml:id="list145104443668257" text:continue-numbering="true" text:style-name="WW8Num21">
                <text:list-item>
                  <text:list>
                    <text:list-header>
                      <text:p text:style-name="MP7"><draw:frame draw:style-name="Mfr1" draw:name="gráficos9" text:anchor-type="char" svg:x="-1.993cm" svg:y="-2.923cm" svg:width="2.29cm" svg:height="4.133cm" draw:z-index="0"><draw:image xlink:href="Pictures/1000000000000076000000D466DDCEE5.png" xlink:type="simple" xlink:show="embed" xlink:actuate="onLoad"/></draw:frame><text:file-name text:display="name-and-extension">TEO_Plan de Backup y Restauración_v0.1.odt</text:file-name></text:p>
                      <text:p text:style-name="MP8"><text:span text:style-name="MT2"><text:title>Plan de Backup y Restauración</text:title></text:span><text:span text:style-name="MT2"> </text:span></text:p>
                      <text:p text:style-name="MP9"><text:subject>TEO - Gestor Integral de Proyectos</text:subject></text:p>
                    </text:list-header>
                  </text:list>
                </text:list-item>
              </text:list>
            </table:table-cell>
            <table:table-cell table:style-name="Tabla19.A1" office:value-type="string">
              <text:list xml:id="list145103240817175" text:continue-numbering="true" text:style-name="WW8Num21">
                <text:list-item>
                  <text:list>
                    <text:list-header>
                      <text:p text:style-name="MP10"><text:span text:style-name="MT2">Página </text:span><text:span text:style-name="MT2"><text:page-number text:select-page="current">0</text:page-number></text:span><text:span text:style-name="MT2"> de </text:span><text:span text:style-name="MT2"><text:page-count style:num-format="1">10</text:page-count></text:span></text:p>
                      <text:p text:style-name="MP11"><text:span text:style-name="MT2">Fecha de la versión: </text:span><text:span text:style-name="MT2"><text:user-defined style:data-style-name="N0" text:name="Fecha Versión Documento">41758</text:user-defined></text:span></text:p>
                      <text:p text:style-name="MP11"><text:span text:style-name="MT2">Versión: </text:span><text:span text:style-name="MT2"><text:user-defined style:data-style-name="N0" text:name="Versión Documento">1.0</text:user-defined></text:span></text:p>
                    </text:list-header>
                  </text:list>
                </text:list-item>
              </text:list>
            </table:table-cell>
          </table:table-row>
        </table:table>
        <text:p text:style-name="Standard"/>
      </style:footer-left>
    </style:master-page>
    <style:master-page style:name="_2d_Vertical_20_con_20_Cabecera" style:display-name="-Vertical con Cabecera" style:page-layout-name="Mpm9">
      <style:header>
        <table:table table:name="Tabla1" table:style-name="Tabla1">
          <table:table-column table:style-name="Tabla1.A"/>
          <table:table-column table:style-name="Tabla1.B"/>
          <table:table-column table:style-name="Tabla1.C"/>
          <table:table-header-rows>
            <table:table-row table:style-name="Tabla1.1">
              <table:table-cell table:style-name="Tabla1.A1" office:value-type="string">
                <text:p text:style-name="MP1"><draw:frame draw:style-name="Mfr1" draw:name="gráficos3" text:anchor-type="char" svg:x="-0.081cm" svg:y="0.069cm" svg:width="5.383cm" svg:height="0.512cm" draw:z-index="0"><draw:image xlink:href="Pictures/10000201000001A200000028AA0E7865.png" xlink:type="simple" xlink:show="embed" xlink:actuate="onLoad"/></draw:frame></text:p>
              </table:table-cell>
              <table:table-cell table:style-name="Tabla1.A1" office:value-type="string">
                <text:p text:style-name="MP2"/>
              </table:table-cell>
              <table:table-cell table:style-name="Tabla1.A1" office:value-type="string">
                <text:p text:style-name="MP3">Consejería de Hacienda y Administración Pública</text:p>
              </table:table-cell>
            </table:table-row>
          </table:table-header-rows>
          <table:table-row table:style-name="Tabla1.1">
            <table:table-cell table:style-name="Tabla1.A1" office:value-type="string">
              <text:p text:style-name="MP4"/>
            </table:table-cell>
            <table:table-cell table:style-name="Tabla1.A1" office:value-type="string">
              <text:p text:style-name="MP5"/>
            </table:table-cell>
            <table:table-cell table:style-name="Tabla1.A1" office:value-type="string">
              <text:p text:style-name="MP6"><text:span text:style-name="MT1"><text:user-defined style:data-style-name="N0" text:name="Centro Directivo">Dirección General de Política Digital</text:user-defined></text:span><text:span text:style-name="MT1"><text:tab/></text:span></text:p>
            </table:table-cell>
          </table:table-row>
        </table:table>
        <text:p text:style-name="Header"><draw:frame draw:style-name="Mfr1" draw:name="gráficos2" text:anchor-type="char" svg:x="-1.866cm" svg:y="22.583cm" svg:width="2.281cm" svg:height="4.098cm" draw:z-index="0"><draw:image xlink:href="Pictures/2000000900000B87000014B59B8D0859.wmf" xlink:type="simple" xlink:show="embed" xlink:actuate="onLoad"/></draw:frame></text:p>
      </style:header>
      <style:footer>
        <table:table table:name="Tabla9" table:style-name="Tabla9">
          <table:table-column table:style-name="Tabla9.A"/>
          <table:table-column table:style-name="Tabla9.B"/>
          <table:table-row table:style-name="Tabla9.1">
            <table:table-cell table:style-name="Tabla9.A1" office:value-type="string">
              <text:p text:style-name="Footer"><text:span text:style-name="MT2"><text:title>Plan de Backup y Restauración</text:title></text:span><text:span text:style-name="MT2"> </text:span></text:p>
              <text:p text:style-name="MP13"><text:subject>TEO - Gestor Integral de Proyectos</text:subject></text:p>
              <text:p text:style-name="MP13"><text:file-name text:display="name-and-extension">TEO_Plan de Backup y Restauración_v0.1.odt</text:file-name></text:p>
            </table:table-cell>
            <table:table-cell table:style-name="Tabla9.A1" office:value-type="string">
              <text:p text:style-name="MP14"><text:span text:style-name="MT2">Página </text:span><text:span text:style-name="MT2"><text:page-number text:select-page="current">0</text:page-number></text:span><text:span text:style-name="MT2"> de </text:span><text:span text:style-name="MT2"><text:page-count style:num-format="1">10</text:page-count></text:span></text:p>
              <text:p text:style-name="MP14"><text:span text:style-name="MT2">Fecha del documento: </text:span><text:span text:style-name="MT2"><text:user-defined style:data-style-name="N0" text:name="Fecha Versión Documento">41758</text:user-defined></text:span></text:p>
              <text:p text:style-name="MP14"><text:span text:style-name="MT2">Versión: </text:span><text:span text:style-name="MT2"><text:user-defined style:data-style-name="N0" text:name="Versión Documento">1.0</text:user-defined></text:span></text:p>
            </table:table-cell>
          </table:table-row>
        </table:table>
        <text:p text:style-name="Footer"/>
      </style:footer>
    </style:master-page>
    <style:master-page style:name="Convertir_20_1" style:display-name="Convertir 1" style:page-layout-name="Mpm9">
      <style:header>
        <table:table table:name="Tabla2" table:style-name="Tabla2">
          <table:table-column table:style-name="Tabla2.A"/>
          <table:table-column table:style-name="Tabla2.B"/>
          <table:table-column table:style-name="Tabla2.C"/>
          <table:table-header-rows>
            <table:table-row table:style-name="Tabla2.1">
              <table:table-cell table:style-name="Tabla2.A1" office:value-type="string">
                <text:p text:style-name="MP1"><draw:frame draw:style-name="Mfr1" draw:name="gráficos6" text:anchor-type="char" svg:x="-0.081cm" svg:y="0.069cm" svg:width="5.383cm" svg:height="0.512cm" draw:z-index="19"><draw:image xlink:href="Pictures/10000201000001A200000028AA0E7865.png" xlink:type="simple" xlink:show="embed" xlink:actuate="onLoad"/></draw:frame></text:p>
              </table:table-cell>
              <table:table-cell table:style-name="Tabla2.A1" office:value-type="string">
                <text:p text:style-name="MP2"/>
              </table:table-cell>
              <table:table-cell table:style-name="Tabla2.A1" office:value-type="string">
                <text:p text:style-name="MP3">Consejería de Hacienda y Administración Pública</text:p>
              </table:table-cell>
            </table:table-row>
          </table:table-header-rows>
          <table:table-row table:style-name="Tabla2.1">
            <table:table-cell table:style-name="Tabla2.A1" office:value-type="string">
              <text:p text:style-name="MP4"/>
            </table:table-cell>
            <table:table-cell table:style-name="Tabla2.A1" office:value-type="string">
              <text:p text:style-name="MP5"/>
            </table:table-cell>
            <table:table-cell table:style-name="Tabla2.A1" office:value-type="string">
              <text:p text:style-name="MP6"><text:span text:style-name="MT1"><text:user-defined style:data-style-name="N0" text:name="Centro Directivo">Dirección General de Política Digital</text:user-defined></text:span><text:span text:style-name="MT1"><text:tab/></text:span></text:p>
            </table:table-cell>
          </table:table-row>
        </table:table>
        <text:p text:style-name="Header"><draw:frame draw:style-name="Mfr1" draw:name="gráficos1" text:anchor-type="char" svg:x="-1.903cm" svg:y="22.597cm" svg:width="2.281cm" svg:height="4.098cm" draw:z-index="10"><draw:image xlink:href="Pictures/2000000900000B87000014B59B8D0859.wmf" xlink:type="simple" xlink:show="embed" xlink:actuate="onLoad"/></draw:frame></text:p>
      </style:header>
      <style:footer>
        <table:table table:name="Tabla3" table:style-name="Tabla3">
          <table:table-column table:style-name="Tabla3.A"/>
          <table:table-column table:style-name="Tabla3.B"/>
          <table:table-row table:style-name="Tabla3.1">
            <table:table-cell table:style-name="Tabla3.A1" office:value-type="string">
              <text:p text:style-name="Footer"><text:span text:style-name="MT2"><text:title>Plan de Backup y Restauración</text:title></text:span><text:span text:style-name="MT2"> </text:span></text:p>
              <text:p text:style-name="MP13"><text:subject>TEO - Gestor Integral de Proyectos</text:subject></text:p>
              <text:p text:style-name="MP13"><text:file-name text:display="name-and-extension">TEO_Plan de Backup y Restauración_v0.1.odt</text:file-name></text:p>
            </table:table-cell>
            <table:table-cell table:style-name="Tabla3.A1" office:value-type="string">
              <text:p text:style-name="MP14"><text:span text:style-name="MT2">Página </text:span><text:span text:style-name="MT2"><text:page-number text:select-page="current">10</text:page-number></text:span><text:span text:style-name="MT2"> de </text:span><text:span text:style-name="MT2"><text:page-count style:num-format="1">10</text:page-count></text:span></text:p>
              <text:p text:style-name="MP14"><text:span text:style-name="MT2">Fecha del documento: </text:span><text:span text:style-name="MT2"><text:user-defined style:data-style-name="N36" text:name="Fecha Versión Documento">29/04/2014</text:user-defined></text:span></text:p>
              <text:p text:style-name="MP14"><text:span text:style-name="MT2">Versión: </text:span><text:span text:style-name="MT2"><text:user-defined style:data-style-name="N0" text:name="Versión Documento">1.0</text:user-defined></text:span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lan de Backup y Restauración</dc:title>
    <dc:subject>TEO - Gestor Integral de Proyectos</dc:subject>
    <meta:creation-date>2014-04-29T12:48:52.621976491</meta:creation-date>
    <meta:editing-cycles>1</meta:editing-cycles>
    <meta:editing-duration>P0D</meta:editing-duration>
    <meta:generator>LibreOffice/4.2.3.3$Linux_X86_64 LibreOffice_project/420m0$Build-3</meta:generator>
    <meta:document-statistic meta:table-count="13" meta:image-count="10" meta:object-count="0" meta:page-count="10" meta:paragraph-count="213" meta:word-count="1703" meta:character-count="10903" meta:non-whitespace-character-count="9487"/>
    <meta:user-defined meta:name="Autor">José Antonio Alonso Romero (SANDETEL)</meta:user-defined>
    <meta:user-defined meta:name="Centro Directivo">Dirección General de Política Digital</meta:user-defined>
    <meta:user-defined meta:name="Fecha Versión Documento" meta:value-type="date">2014-04-29T12:50:00</meta:user-defined>
    <meta:user-defined meta:name="Servicio">&lt;&lt;Nombre del Servicio&gt;&gt;</meta:user-defined>
    <meta:user-defined meta:name="Versión Documento" meta:value-type="string">1.0</meta:user-defined>
    <meta:user-defined meta:name="Versión Plantilla" meta:value-type="string">1.04</meta:user-defined>
  </office:meta>
</office:document-meta>
</file>